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11"/>
    <style:style style:name="ce2" style:family="table-cell" style:parent-style-name="Default" style:data-style-name="N0"/>
    <style:style style:name="ce3" style:family="table-cell" style:parent-style-name="Default" style:data-style-name="N30"/>
    <style:style style:name="ce4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4-06-197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date" office:date-value="1977-06-01" calcext:value-type="date">
            <text:p>01/06/7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1-04-19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date" office:date-value="1977-07-01" calcext:value-type="date">
            <text:p>01/07/7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1-03-197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date" office:date-value="1977-08-01" calcext:value-type="date">
            <text:p>01/08/7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1-11-197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date" office:date-value="1977-09-01" calcext:value-type="date">
            <text:p>01/09/7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3-05-19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date" office:date-value="1977-10-01" calcext:value-type="date">
            <text:p>01/10/7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2-05-19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date" office:date-value="1977-11-01" calcext:value-type="date">
            <text:p>01/11/7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1-06-19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date" office:date-value="1977-12-01" calcext:value-type="date">
            <text:p>01/12/7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8-11-198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date" office:date-value="1978-01-01" calcext:value-type="date">
            <text:p>01/01/78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2-05-19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date" office:date-value="1978-02-01" calcext:value-type="date">
            <text:p>01/02/78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-09-198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date" office:date-value="1978-03-01" calcext:value-type="date">
            <text:p>01/03/78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7-09-198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date" office:date-value="1978-04-01" calcext:value-type="date">
            <text:p>01/04/7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1-11-198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date" office:date-value="1978-05-01" calcext:value-type="date">
            <text:p>01/05/7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1-03-198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date" office:date-value="1978-06-01" calcext:value-type="date">
            <text:p>01/06/7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6-03-198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date" office:date-value="1978-07-01" calcext:value-type="date">
            <text:p>01/07/7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7-01-198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date" office:date-value="1978-08-01" calcext:value-type="date">
            <text:p>01/08/7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6-06-198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date" office:date-value="1978-09-01" calcext:value-type="date">
            <text:p>01/09/7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8-10-198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date" office:date-value="1978-10-01" calcext:value-type="date">
            <text:p>01/10/7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2-01-198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date" office:date-value="1978-11-01" calcext:value-type="date">
            <text:p>01/11/7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3-03-198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date" office:date-value="1978-12-01" calcext:value-type="date">
            <text:p>01/12/7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1-05-198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date" office:date-value="1979-01-01" calcext:value-type="date">
            <text:p>01/01/7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3-06-19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date" office:date-value="1979-02-01" calcext:value-type="date">
            <text:p>01/02/7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0-07-198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date" office:date-value="1979-03-01" calcext:value-type="date">
            <text:p>01/03/7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9-05-198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date" office:date-value="1979-04-01" calcext:value-type="date">
            <text:p>01/04/7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1-198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date" office:date-value="1979-05-01" calcext:value-type="date">
            <text:p>01/05/7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1-12-198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date" office:date-value="1979-06-01" calcext:value-type="date">
            <text:p>01/06/7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7-05-198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date" office:date-value="1979-07-01" calcext:value-type="date">
            <text:p>01/07/7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6-12-198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date" office:date-value="1979-08-01" calcext:value-type="date">
            <text:p>01/08/7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1-04-198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date" office:date-value="1979-09-01" calcext:value-type="date">
            <text:p>01/09/7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4-09-198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date" office:date-value="1979-10-01" calcext:value-type="date">
            <text:p>01/10/7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6-11-198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date" office:date-value="1979-11-01" calcext:value-type="date">
            <text:p>01/11/7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-05-199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date" office:date-value="1979-12-01" calcext:value-type="date">
            <text:p>01/12/79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4-11-199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date" office:date-value="1980-01-01" calcext:value-type="date">
            <text:p>01/01/8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1-06-199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date" office:date-value="1980-02-01" calcext:value-type="date">
            <text:p>01/02/8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2-12-199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date" office:date-value="1980-03-01" calcext:value-type="date">
            <text:p>01/03/8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-08-199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date" office:date-value="1980-04-01" calcext:value-type="date">
            <text:p>01/04/8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9-01-199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date" office:date-value="1980-05-01" calcext:value-type="date">
            <text:p>01/05/80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-04-199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date" office:date-value="1980-06-01" calcext:value-type="date">
            <text:p>01/06/8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-10-199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date" office:date-value="1980-07-01" calcext:value-type="date">
            <text:p>01/07/8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2-02-199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date" office:date-value="1980-08-01" calcext:value-type="date">
            <text:p>01/08/8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7-05-199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date" office:date-value="1980-09-01" calcext:value-type="date">
            <text:p>01/09/8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8-05-199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date" office:date-value="1980-10-01" calcext:value-type="date">
            <text:p>01/10/8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1-06-199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date" office:date-value="1980-11-01" calcext:value-type="date">
            <text:p>01/11/8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4-09-199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date" office:date-value="1980-12-01" calcext:value-type="date">
            <text:p>01/12/8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6-04-199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date" office:date-value="1981-01-01" calcext:value-type="date">
            <text:p>01/01/8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6-05-199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date" office:date-value="1981-02-01" calcext:value-type="date">
            <text:p>01/02/8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3-06-199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date" office:date-value="1981-03-01" calcext:value-type="date">
            <text:p>01/03/8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0-08-199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date" office:date-value="1981-04-01" calcext:value-type="date">
            <text:p>01/04/8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1-12-199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date" office:date-value="1981-05-01" calcext:value-type="date">
            <text:p>01/05/8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5-04-199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date" office:date-value="1981-06-01" calcext:value-type="date">
            <text:p>01/06/81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ug/sept9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date" office:date-value="1981-07-01" calcext:value-type="date">
            <text:p>01/07/81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2-12-199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date" office:date-value="1981-08-01" calcext:value-type="date">
            <text:p>01/08/81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9-05-199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date" office:date-value="1981-09-01" calcext:value-type="date">
            <text:p>01/09/81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1-06-199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date" office:date-value="1981-10-01" calcext:value-type="date">
            <text:p>01/10/8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7-12-199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date" office:date-value="1981-11-01" calcext:value-type="date">
            <text:p>01/11/81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6-01-200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date" office:date-value="1981-12-01" calcext:value-type="date">
            <text:p>01/12/8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6-04-200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date" office:date-value="1982-01-01" calcext:value-type="date">
            <text:p>01/01/8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9-05-200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date" office:date-value="1982-02-01" calcext:value-type="date">
            <text:p>01/02/8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6-11-200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date" office:date-value="1982-03-01" calcext:value-type="date">
            <text:p>01/03/8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1-12-200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date" office:date-value="1982-04-01" calcext:value-type="date">
            <text:p>01/04/8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5-03-200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date" office:date-value="1982-05-01" calcext:value-type="date">
            <text:p>01/05/8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3-05-200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date" office:date-value="1982-06-01" calcext:value-type="date">
            <text:p>01/06/82</text:p>
          </table:table-cell>
          <table:table-cell office:value-type="float" office:value="28" calcext:value-type="float">
            <text:p>28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8-05-20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date" office:date-value="1982-07-01" calcext:value-type="date">
            <text:p>01/07/82</text:p>
          </table:table-cell>
          <table:table-cell office:value-type="float" office:value="28" calcext:value-type="float">
            <text:p>28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6-07-20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date" office:date-value="1982-08-01" calcext:value-type="date">
            <text:p>01/08/82</text:p>
          </table:table-cell>
          <table:table-cell office:value-type="float" office:value="28" calcext:value-type="float">
            <text:p>28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4-09-200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date" office:date-value="1982-09-01" calcext:value-type="date">
            <text:p>01/09/8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0-01-200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date" office:date-value="1982-10-01" calcext:value-type="date">
            <text:p>01/10/8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1-05-200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date" office:date-value="1982-11-01" calcext:value-type="date">
            <text:p>01/11/8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3-06-200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date" office:date-value="1982-12-01" calcext:value-type="date">
            <text:p>01/12/8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-12-200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date" office:date-value="1983-01-01" calcext:value-type="date">
            <text:p>01/01/8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-03-200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3-02-01" calcext:value-type="date">
            <text:p>01/02/8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6-04-20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date" office:date-value="1983-03-01" calcext:value-type="date">
            <text:p>01/03/83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9-06-200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date" office:date-value="1983-04-01" calcext:value-type="date">
            <text:p>01/04/8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8-11-200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3-05-01" calcext:value-type="date">
            <text:p>01/05/8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-05-200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3-06-01" calcext:value-type="date">
            <text:p>01/06/8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1-06-200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3-07-01" calcext:value-type="date">
            <text:p>01/07/8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16-06-198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7-06-200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3-08-01" calcext:value-type="date">
            <text:p>01/08/83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7-07-200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3-09-01" calcext:value-type="date">
            <text:p>01/09/83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0-11-200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date" office:date-value="1983-10-01" calcext:value-type="date">
            <text:p>01/10/8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1-03-200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3-11-01" calcext:value-type="date">
            <text:p>01/11/8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string" calcext:value-type="string">
            <text:p>28-10-198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-11-200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date" office:date-value="1983-12-01" calcext:value-type="date">
            <text:p>01/12/8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5-01-200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4-01-01" calcext:value-type="date">
            <text:p>01/01/8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3-01-200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date" office:date-value="1984-02-01" calcext:value-type="date">
            <text:p>01/02/8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2-04-200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date" office:date-value="1984-03-01" calcext:value-type="date">
            <text:p>01/03/8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3-09-200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date" office:date-value="1984-04-01" calcext:value-type="date">
            <text:p>01/04/8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3-03-200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date" office:date-value="1984-05-01" calcext:value-type="date">
            <text:p>01/05/8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2-05-200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date" office:date-value="1984-06-01" calcext:value-type="date">
            <text:p>01/06/8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6-06-200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date" office:date-value="1984-07-01" calcext:value-type="date">
            <text:p>01/07/8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2-05-20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date" office:date-value="1984-08-01" calcext:value-type="date">
            <text:p>01/08/8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7-06-201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date" office:date-value="1984-09-01" calcext:value-type="date">
            <text:p>01/09/8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6-10-201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date" office:date-value="1984-10-01" calcext:value-type="date">
            <text:p>01/10/8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3-11-20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date" office:date-value="1984-11-01" calcext:value-type="date">
            <text:p>01/11/8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7-12-201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date" office:date-value="1984-12-01" calcext:value-type="date">
            <text:p>01/12/8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2-01-201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5-01-01" calcext:value-type="date">
            <text:p>01/01/85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5-03-201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date" office:date-value="1985-02-01" calcext:value-type="date">
            <text:p>01/02/8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22-01-198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5-04-201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date" office:date-value="1985-03-01" calcext:value-type="date">
            <text:p>01/03/8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8-05-201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date" office:date-value="1985-04-01" calcext:value-type="date">
            <text:p>01/04/8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1-06-201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date" office:date-value="1985-05-01" calcext:value-type="date">
            <text:p>01/05/8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4-05-201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date" office:date-value="1985-06-01" calcext:value-type="date">
            <text:p>01/06/8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-09-201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5-07-01" calcext:value-type="date">
            <text:p>01/07/8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9-10-201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5-08-01" calcext:value-type="date">
            <text:p>01/08/8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0-11-201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5-09-01" calcext:value-type="date">
            <text:p>01/09/8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-11-201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date" office:date-value="1985-10-01" calcext:value-type="date">
            <text:p>01/10/8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4-05-20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date" office:date-value="1985-11-01" calcext:value-type="date">
            <text:p>01/11/8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-06-20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date" office:date-value="1985-12-01" calcext:value-type="date">
            <text:p>01/12/8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3-09-20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date" office:date-value="1986-01-01" calcext:value-type="date">
            <text:p>01/01/8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9-10-201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date" office:date-value="1986-02-01" calcext:value-type="date">
            <text:p>01/02/8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1-07-201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date" office:date-value="1986-03-01" calcext:value-type="date">
            <text:p>01/03/8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-09-201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date" office:date-value="1986-04-01" calcext:value-type="date">
            <text:p>01/04/8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office:value-type="string" calcext:value-type="string">
            <text:p>13-03-198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1-12-201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date" office:date-value="1986-05-01" calcext:value-type="date">
            <text:p>01/05/86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1-03-201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date" office:date-value="1986-06-01" calcext:value-type="date">
            <text:p>01/06/8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21-05-198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1-09-201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date" office:date-value="1986-07-01" calcext:value-type="date">
            <text:p>01/07/86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23-06-198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7-11-201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date" office:date-value="1986-08-01" calcext:value-type="date">
            <text:p>01/08/86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30-07-198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1-03-201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date" office:date-value="1986-09-01" calcext:value-type="date">
            <text:p>01/09/8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7-09-201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date" office:date-value="1986-10-01" calcext:value-type="date">
            <text:p>01/10/8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7-10-201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date" office:date-value="1986-11-01" calcext:value-type="date">
            <text:p>01/11/8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5-10-201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date" office:date-value="1986-12-01" calcext:value-type="date">
            <text:p>01/12/8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-02-201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date" office:date-value="1987-01-01" calcext:value-type="date">
            <text:p>01/01/87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-03-201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date" office:date-value="1987-02-01" calcext:value-type="date">
            <text:p>01/02/87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7-03-01" calcext:value-type="date">
            <text:p>01/03/87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7-04-01" calcext:value-type="date">
            <text:p>01/04/87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7-05-01" calcext:value-type="date">
            <text:p>01/05/87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7-06-01" calcext:value-type="date">
            <text:p>01/06/87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string" calcext:value-type="string">
            <text:p>19-05-198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87-07-01" calcext:value-type="date">
            <text:p>01/07/87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7-08-01" calcext:value-type="date">
            <text:p>01/08/87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7-09-01" calcext:value-type="date">
            <text:p>01/09/87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7-10-01" calcext:value-type="date">
            <text:p>01/10/87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7-11-01" calcext:value-type="date">
            <text:p>01/11/87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7-12-01" calcext:value-type="date">
            <text:p>01/12/87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office:value-type="string" calcext:value-type="string">
            <text:p>01-12-198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88-01-01" calcext:value-type="date">
            <text:p>01/01/88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8-02-01" calcext:value-type="date">
            <text:p>01/02/88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8-03-01" calcext:value-type="date">
            <text:p>01/03/88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8-04-01" calcext:value-type="date">
            <text:p>01/04/88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8-05-01" calcext:value-type="date">
            <text:p>01/05/88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8-06-01" calcext:value-type="date">
            <text:p>01/06/8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17-05-198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88-07-01" calcext:value-type="date">
            <text:p>01/07/88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8-08-01" calcext:value-type="date">
            <text:p>01/08/88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8-09-01" calcext:value-type="date">
            <text:p>01/09/88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8-10-01" calcext:value-type="date">
            <text:p>01/10/88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8-11-01" calcext:value-type="date">
            <text:p>01/11/88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8-12-01" calcext:value-type="date">
            <text:p>01/12/88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9-01-01" calcext:value-type="date">
            <text:p>01/01/89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office:value-type="string" calcext:value-type="string">
            <text:p>06-12-198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89-02-01" calcext:value-type="date">
            <text:p>01/02/89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9-03-01" calcext:value-type="date">
            <text:p>01/03/89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9-04-01" calcext:value-type="date">
            <text:p>01/04/89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9-05-01" calcext:value-type="date">
            <text:p>01/05/89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11-04-198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89-06-01" calcext:value-type="date">
            <text:p>01/06/89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9-07-01" calcext:value-type="date">
            <text:p>01/07/89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9-08-01" calcext:value-type="date">
            <text:p>01/08/89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9-09-01" calcext:value-type="date">
            <text:p>01/09/89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9-10-01" calcext:value-type="date">
            <text:p>01/10/89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14-09-198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89-11-01" calcext:value-type="date">
            <text:p>01/11/89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89-12-01" calcext:value-type="date">
            <text:p>01/12/8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office:value-type="string" calcext:value-type="string">
            <text:p>16-11-1989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0-01-01" calcext:value-type="date">
            <text:p>01/01/90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0-02-01" calcext:value-type="date">
            <text:p>01/02/90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0-03-01" calcext:value-type="date">
            <text:p>01/03/90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0-04-01" calcext:value-type="date">
            <text:p>01/04/90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0-05-01" calcext:value-type="date">
            <text:p>01/05/90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0-06-01" calcext:value-type="date">
            <text:p>01/06/9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08-05-199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0-07-01" calcext:value-type="date">
            <text:p>01/07/9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0-08-01" calcext:value-type="date">
            <text:p>01/08/9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0-09-01" calcext:value-type="date">
            <text:p>01/09/9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0-10-01" calcext:value-type="date">
            <text:p>01/10/9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0-11-01" calcext:value-type="date">
            <text:p>01/11/9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0-12-01" calcext:value-type="date">
            <text:p>01/12/9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14-11-199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1-01-01" calcext:value-type="date">
            <text:p>01/01/91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1-02-01" calcext:value-type="date">
            <text:p>01/02/91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1-03-01" calcext:value-type="date">
            <text:p>01/03/91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1-04-01" calcext:value-type="date">
            <text:p>01/04/91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1-05-01" calcext:value-type="date">
            <text:p>01/05/91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1-06-01" calcext:value-type="date">
            <text:p>01/06/91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1-07-01" calcext:value-type="date">
            <text:p>01/07/91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" office:value-type="string" calcext:value-type="string">
            <text:p>11-06-1991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1-08-01" calcext:value-type="date">
            <text:p>01/08/9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1-09-01" calcext:value-type="date">
            <text:p>01/09/9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1-10-01" calcext:value-type="date">
            <text:p>01/10/9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1-11-01" calcext:value-type="date">
            <text:p>01/11/9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1-12-01" calcext:value-type="date">
            <text:p>01/12/9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2-01-01" calcext:value-type="date">
            <text:p>01/01/92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" office:value-type="string" calcext:value-type="string">
            <text:p>02-12-199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2-02-01" calcext:value-type="date">
            <text:p>01/02/9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2-03-01" calcext:value-type="date">
            <text:p>01/03/9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2-04-01" calcext:value-type="date">
            <text:p>01/04/9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2-05-01" calcext:value-type="date">
            <text:p>01/05/9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2-06-01" calcext:value-type="date">
            <text:p>01/06/9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2-07-01" calcext:value-type="date">
            <text:p>01/07/9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2-08-01" calcext:value-type="date">
            <text:p>01/08/9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2-09-01" calcext:value-type="date">
            <text:p>01/09/92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25-08-199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2-10-01" calcext:value-type="date">
            <text:p>01/10/9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2-11-01" calcext:value-type="date">
            <text:p>01/11/9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2-12-01" calcext:value-type="date">
            <text:p>01/12/9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3-01-01" calcext:value-type="date">
            <text:p>01/01/9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3-02-01" calcext:value-type="date">
            <text:p>01/02/93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office:value-type="string" calcext:value-type="string">
            <text:p>19-01-199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3-03-01" calcext:value-type="date">
            <text:p>01/03/93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3-04-01" calcext:value-type="date">
            <text:p>01/04/93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3-05-01" calcext:value-type="date">
            <text:p>01/05/93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20-04-1993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3-06-01" calcext:value-type="date">
            <text:p>01/06/9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3-07-01" calcext:value-type="date">
            <text:p>01/07/9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3-08-01" calcext:value-type="date">
            <text:p>01/08/9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3-09-01" calcext:value-type="date">
            <text:p>01/09/93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ce1"/>
        </table:table-row>
        <table:table-row table:style-name="ro1">
          <table:table-cell table:number-columns-repeated="4"/>
          <table:table-cell office:value-type="date" office:date-value="1993-10-01" calcext:value-type="date">
            <text:p>01/10/9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3-11-01" calcext:value-type="date">
            <text:p>01/11/93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10-10-1993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3-12-01" calcext:value-type="date">
            <text:p>01/12/9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4-01-01" calcext:value-type="date">
            <text:p>01/01/94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4-02-01" calcext:value-type="date">
            <text:p>01/02/94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4-03-01" calcext:value-type="date">
            <text:p>01/03/94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office:value-type="string" calcext:value-type="string">
            <text:p>12-02-199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4-04-01" calcext:value-type="date">
            <text:p>01/04/94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4-05-01" calcext:value-type="date">
            <text:p>01/05/94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4-06-01" calcext:value-type="date">
            <text:p>01/06/94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office:value-type="string" calcext:value-type="string">
            <text:p>18-05-199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4-07-01" calcext:value-type="date">
            <text:p>01/07/9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21-06-199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4-08-01" calcext:value-type="date">
            <text:p>01/08/94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4-09-01" calcext:value-type="date">
            <text:p>01/09/94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4-10-01" calcext:value-type="date">
            <text:p>01/10/94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14-09-199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4-11-01" calcext:value-type="date">
            <text:p>01/11/9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4-12-01" calcext:value-type="date">
            <text:p>01/12/9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5-01-01" calcext:value-type="date">
            <text:p>01/01/9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5-02-01" calcext:value-type="date">
            <text:p>01/02/9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5-03-01" calcext:value-type="date">
            <text:p>01/03/9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5-04-01" calcext:value-type="date">
            <text:p>01/04/9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5-05-01" calcext:value-type="date">
            <text:p>01/05/9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26-04-199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5-06-01" calcext:value-type="date">
            <text:p>01/06/95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office:value-type="string" calcext:value-type="string">
            <text:p>26-05-199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5-07-01" calcext:value-type="date">
            <text:p>01/07/95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office:value-type="string" calcext:value-type="string">
            <text:p>13-06-199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5-08-01" calcext:value-type="date">
            <text:p>01/08/95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5-09-01" calcext:value-type="date">
            <text:p>01/09/9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30-08-199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5-10-01" calcext:value-type="date">
            <text:p>01/10/9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5-11-01" calcext:value-type="date">
            <text:p>01/11/9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5-12-01" calcext:value-type="date">
            <text:p>01/12/95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01-12-199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6-01-01" calcext:value-type="date">
            <text:p>01/01/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6-02-01" calcext:value-type="date">
            <text:p>01/02/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6-03-01" calcext:value-type="date">
            <text:p>01/03/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6-04-01" calcext:value-type="date">
            <text:p>01/04/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6-05-01" calcext:value-type="date">
            <text:p>01/05/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6-06-01" calcext:value-type="date">
            <text:p>01/06/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6-07-01" calcext:value-type="date">
            <text:p>01/07/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6-08-01" calcext:value-type="date">
            <text:p>01/08/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6-09-01" calcext:value-type="date">
            <text:p>01/09/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6-10-01" calcext:value-type="date">
            <text:p>01/10/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6-11-01" calcext:value-type="date">
            <text:p>01/11/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6-12-01" calcext:value-type="date">
            <text:p>01/12/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7-01-01" calcext:value-type="date">
            <text:p>01/01/9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7-02-01" calcext:value-type="date">
            <text:p>01/02/9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7-03-01" calcext:value-type="date">
            <text:p>01/03/9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7-04-01" calcext:value-type="date">
            <text:p>01/04/9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7-05-01" calcext:value-type="date">
            <text:p>01/05/97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5-04-199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7-06-01" calcext:value-type="date">
            <text:p>01/06/9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7-07-01" calcext:value-type="date">
            <text:p>01/07/9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7-08-01" calcext:value-type="date">
            <text:p>01/08/9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aug/sept9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7-09-01" calcext:value-type="date">
            <text:p>01/09/97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7-10-01" calcext:value-type="date">
            <text:p>01/10/97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7-11-01" calcext:value-type="date">
            <text:p>01/11/97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7-12-01" calcext:value-type="date">
            <text:p>01/12/97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8-01-01" calcext:value-type="date">
            <text:p>01/01/98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02-12-199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8-02-01" calcext:value-type="date">
            <text:p>01/02/9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8-03-01" calcext:value-type="date">
            <text:p>01/03/9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8-04-01" calcext:value-type="date">
            <text:p>01/04/9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8-05-01" calcext:value-type="date">
            <text:p>01/05/9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8-06-01" calcext:value-type="date">
            <text:p>01/06/9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office:value-type="string" calcext:value-type="string">
            <text:p>19-05-1998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8-07-01" calcext:value-type="date">
            <text:p>01/07/98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8-08-01" calcext:value-type="date">
            <text:p>01/08/98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8-09-01" calcext:value-type="date">
            <text:p>01/09/98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8-10-01" calcext:value-type="date">
            <text:p>01/10/98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8-11-01" calcext:value-type="date">
            <text:p>01/11/98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8-12-01" calcext:value-type="date">
            <text:p>01/12/98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9-01-01" calcext:value-type="date">
            <text:p>01/01/9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9-02-01" calcext:value-type="date">
            <text:p>01/02/9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9-03-01" calcext:value-type="date">
            <text:p>01/03/9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9-04-01" calcext:value-type="date">
            <text:p>01/04/9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9-05-01" calcext:value-type="date">
            <text:p>01/05/9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9-06-01" calcext:value-type="date">
            <text:p>01/06/99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office:value-type="string" calcext:value-type="string">
            <text:p>01-06-1999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1999-07-01" calcext:value-type="date">
            <text:p>01/07/9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9-08-01" calcext:value-type="date">
            <text:p>01/08/9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9-09-01" calcext:value-type="date">
            <text:p>01/09/9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9-10-01" calcext:value-type="date">
            <text:p>01/10/9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9-11-01" calcext:value-type="date">
            <text:p>01/11/9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1999-12-01" calcext:value-type="date">
            <text:p>01/12/9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0-01-01" calcext:value-type="date">
            <text:p>01/01/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office:value-type="string" calcext:value-type="string">
            <text:p>07-12-1999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0-02-01" calcext:value-type="date">
            <text:p>01/02/0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0-03-01" calcext:value-type="date">
            <text:p>01/03/0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0-04-01" calcext:value-type="date">
            <text:p>01/04/0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0-05-01" calcext:value-type="date">
            <text:p>01/05/0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0-06-01" calcext:value-type="date">
            <text:p>01/06/0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0-07-01" calcext:value-type="date">
            <text:p>01/07/0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0-08-01" calcext:value-type="date">
            <text:p>01/08/0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0-09-01" calcext:value-type="date">
            <text:p>01/09/0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0-10-01" calcext:value-type="date">
            <text:p>01/10/0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0-11-01" calcext:value-type="date">
            <text:p>01/11/0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0-12-01" calcext:value-type="date">
            <text:p>01/12/0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1-01-01" calcext:value-type="date">
            <text:p>01/01/01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1-02-01" calcext:value-type="date">
            <text:p>01/02/01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office:value-type="string" calcext:value-type="string">
            <text:p>16-01-2001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1-03-01" calcext:value-type="date">
            <text:p>01/03/01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1-04-01" calcext:value-type="date">
            <text:p>01/04/01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1-05-01" calcext:value-type="date">
            <text:p>01/05/0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office:value-type="string" calcext:value-type="string">
            <text:p>26-04-200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1-06-01" calcext:value-type="date">
            <text:p>01/06/01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office:value-type="string" calcext:value-type="string">
            <text:p>29-05-2001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1-07-01" calcext:value-type="date">
            <text:p>01/07/01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1-08-01" calcext:value-type="date">
            <text:p>01/08/01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1-09-01" calcext:value-type="date">
            <text:p>01/09/01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1-10-01" calcext:value-type="date">
            <text:p>01/10/01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1-11-01" calcext:value-type="date">
            <text:p>01/11/01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1-12-01" calcext:value-type="date">
            <text:p>01/12/0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6-11-200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2-01-01" calcext:value-type="date">
            <text:p>01/01/02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office:value-type="string" calcext:value-type="string">
            <text:p>11-12-2001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2-02-01" calcext:value-type="date">
            <text:p>01/02/02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2-03-01" calcext:value-type="date">
            <text:p>01/03/02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2-04-01" calcext:value-type="date">
            <text:p>01/04/02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office:value-type="string" calcext:value-type="string">
            <text:p>05-03-2002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2-05-01" calcext:value-type="date">
            <text:p>01/05/02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2-06-01" calcext:value-type="date">
            <text:p>01/06/0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28-05-200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2-07-01" calcext:value-type="date">
            <text:p>01/07/0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2-08-01" calcext:value-type="date">
            <text:p>01/08/0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26-07-200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2-09-01" calcext:value-type="date">
            <text:p>01/09/0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2-10-01" calcext:value-type="date">
            <text:p>01/10/02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04-09-200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2-11-01" calcext:value-type="date">
            <text:p>01/11/02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2-12-01" calcext:value-type="date">
            <text:p>01/12/02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3-01-01" calcext:value-type="date">
            <text:p>01/01/03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3-02-01" calcext:value-type="date">
            <text:p>01/02/03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30-01-2003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3-03-01" calcext:value-type="date">
            <text:p>01/03/03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3-04-01" calcext:value-type="date">
            <text:p>01/04/03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3-05-01" calcext:value-type="date">
            <text:p>01/05/03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3-06-01" calcext:value-type="date">
            <text:p>01/06/03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21-05-2003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3-07-01" calcext:value-type="date">
            <text:p>01/07/0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03-06-2003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3-08-01" calcext:value-type="date">
            <text:p>01/08/03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3-09-01" calcext:value-type="date">
            <text:p>01/09/03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3-10-01" calcext:value-type="date">
            <text:p>01/10/03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3-11-01" calcext:value-type="date">
            <text:p>01/11/03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3-12-01" calcext:value-type="date">
            <text:p>01/12/03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4-01-01" calcext:value-type="date">
            <text:p>01/01/04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16-12-2003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4-02-01" calcext:value-type="date">
            <text:p>01/02/0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4-03-01" calcext:value-type="date">
            <text:p>01/03/0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4-04-01" calcext:value-type="date">
            <text:p>01/04/04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16-03-200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4-05-01" calcext:value-type="date">
            <text:p>01/05/04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" office:value-type="string" calcext:value-type="string">
            <text:p>06-04-200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4-06-01" calcext:value-type="date">
            <text:p>01/06/04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4-07-01" calcext:value-type="date">
            <text:p>01/07/04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4-08-01" calcext:value-type="date">
            <text:p>01/08/04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4-09-01" calcext:value-type="date">
            <text:p>01/09/04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4-10-01" calcext:value-type="date">
            <text:p>01/10/04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4-11-01" calcext:value-type="date">
            <text:p>01/11/04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4-12-01" calcext:value-type="date">
            <text:p>01/12/04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5-01-01" calcext:value-type="date">
            <text:p>01/01/0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5-02-01" calcext:value-type="date">
            <text:p>01/02/0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5-03-01" calcext:value-type="date">
            <text:p>01/03/0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5-04-01" calcext:value-type="date">
            <text:p>01/04/0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5-05-01" calcext:value-type="date">
            <text:p>01/05/0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5-06-01" calcext:value-type="date">
            <text:p>01/06/0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5-07-01" calcext:value-type="date">
            <text:p>01/07/05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" office:value-type="string" calcext:value-type="string">
            <text:p>29-06-2005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5-08-01" calcext:value-type="date">
            <text:p>01/08/0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5-09-01" calcext:value-type="date">
            <text:p>01/09/0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5-10-01" calcext:value-type="date">
            <text:p>01/10/0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5-11-01" calcext:value-type="date">
            <text:p>01/11/0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5-12-01" calcext:value-type="date">
            <text:p>01/12/05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08-11-2005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6-01-01" calcext:value-type="date">
            <text:p>01/01/06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6-02-01" calcext:value-type="date">
            <text:p>01/02/06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6-03-01" calcext:value-type="date">
            <text:p>01/03/06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6-04-01" calcext:value-type="date">
            <text:p>01/04/06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6-05-01" calcext:value-type="date">
            <text:p>01/05/06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6-06-01" calcext:value-type="date">
            <text:p>01/06/06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01-06-2006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6-07-01" calcext:value-type="date">
            <text:p>01/07/06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07-06-2006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6-08-01" calcext:value-type="date">
            <text:p>01/08/06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07-07-2006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6-09-01" calcext:value-type="date">
            <text:p>01/09/06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6-10-01" calcext:value-type="date">
            <text:p>01/10/06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6-11-01" calcext:value-type="date">
            <text:p>01/11/06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6-12-01" calcext:value-type="date">
            <text:p>01/12/06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30-11-2006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7-01-01" calcext:value-type="date">
            <text:p>01/01/07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7-02-01" calcext:value-type="date">
            <text:p>01/02/07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7-03-01" calcext:value-type="date">
            <text:p>01/03/07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01-03-2007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7-04-01" calcext:value-type="date">
            <text:p>01/04/07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7-05-01" calcext:value-type="date">
            <text:p>01/05/07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7-06-01" calcext:value-type="date">
            <text:p>01/06/07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7-07-01" calcext:value-type="date">
            <text:p>01/07/07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7-08-01" calcext:value-type="date">
            <text:p>01/08/07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7-09-01" calcext:value-type="date">
            <text:p>01/09/07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7-10-01" calcext:value-type="date">
            <text:p>01/10/07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7-11-01" calcext:value-type="date">
            <text:p>01/11/07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7-12-01" calcext:value-type="date">
            <text:p>01/12/07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" office:value-type="string" calcext:value-type="string">
            <text:p>20-11-2007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8-01-01" calcext:value-type="date">
            <text:p>01/01/08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8-02-01" calcext:value-type="date">
            <text:p>01/02/08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" office:value-type="string" calcext:value-type="string">
            <text:p>23-01-2008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8-03-01" calcext:value-type="date">
            <text:p>01/03/08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8-04-01" calcext:value-type="date">
            <text:p>01/04/08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8-05-01" calcext:value-type="date">
            <text:p>01/05/08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22-04-2008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8-06-01" calcext:value-type="date">
            <text:p>01/06/08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8-07-01" calcext:value-type="date">
            <text:p>01/07/08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8-08-01" calcext:value-type="date">
            <text:p>01/08/08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8-09-01" calcext:value-type="date">
            <text:p>01/09/08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8-10-01" calcext:value-type="date">
            <text:p>01/10/08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03-09-200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8-11-01" calcext:value-type="date">
            <text:p>01/11/08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8-12-01" calcext:value-type="date">
            <text:p>01/12/08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9-01-01" calcext:value-type="date">
            <text:p>01/01/09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9-02-01" calcext:value-type="date">
            <text:p>01/02/09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9-03-01" calcext:value-type="date">
            <text:p>01/03/09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office:value-type="string" calcext:value-type="string">
            <text:p>03-03-200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9-04-01" calcext:value-type="date">
            <text:p>01/04/09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9-05-01" calcext:value-type="date">
            <text:p>01/05/09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9-06-01" calcext:value-type="date">
            <text:p>01/06/09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12-05-200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9-07-01" calcext:value-type="date">
            <text:p>01/07/09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office:value-type="string" calcext:value-type="string">
            <text:p>16-06-200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09-08-01" calcext:value-type="date">
            <text:p>01/08/09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9-09-01" calcext:value-type="date">
            <text:p>01/09/09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9-10-01" calcext:value-type="date">
            <text:p>01/10/09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9-11-01" calcext:value-type="date">
            <text:p>01/11/09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09-12-01" calcext:value-type="date">
            <text:p>01/12/09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0-01-01" calcext:value-type="date">
            <text:p>01/01/1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0-02-01" calcext:value-type="date">
            <text:p>01/02/1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0-03-01" calcext:value-type="date">
            <text:p>01/03/1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0-04-01" calcext:value-type="date">
            <text:p>01/04/1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0-05-01" calcext:value-type="date">
            <text:p>01/05/1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0-06-01" calcext:value-type="date">
            <text:p>01/06/1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12-05-201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0-07-01" calcext:value-type="date">
            <text:p>01/07/1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17-06-201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0-08-01" calcext:value-type="date">
            <text:p>01/08/10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0-09-01" calcext:value-type="date">
            <text:p>01/09/10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0-10-01" calcext:value-type="date">
            <text:p>01/10/10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0-11-01" calcext:value-type="date">
            <text:p>01/11/1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office:value-type="string" calcext:value-type="string">
            <text:p>26-10-201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0-12-01" calcext:value-type="date">
            <text:p>01/12/1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23-11-201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1-01-01" calcext:value-type="date">
            <text:p>01/01/11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" office:value-type="string" calcext:value-type="string">
            <text:p>17-12-201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1-02-01" calcext:value-type="date">
            <text:p>01/02/11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12-01-2011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1-03-01" calcext:value-type="date">
            <text:p>01/03/11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1-04-01" calcext:value-type="date">
            <text:p>01/04/11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" office:value-type="string" calcext:value-type="string">
            <text:p>15-03-2011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1-05-01" calcext:value-type="date">
            <text:p>01/05/11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15-04-201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1-06-01" calcext:value-type="date">
            <text:p>01/06/1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01-06-2011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1-07-01" calcext:value-type="date">
            <text:p>01/07/11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1-08-01" calcext:value-type="date">
            <text:p>01/08/11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1-09-01" calcext:value-type="date">
            <text:p>01/09/11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1-10-01" calcext:value-type="date">
            <text:p>01/10/11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1-11-01" calcext:value-type="date">
            <text:p>01/11/11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1-12-01" calcext:value-type="date">
            <text:p>01/12/11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2-01-01" calcext:value-type="date">
            <text:p>01/01/1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2-02-01" calcext:value-type="date">
            <text:p>01/02/1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2-03-01" calcext:value-type="date">
            <text:p>01/03/1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2-04-01" calcext:value-type="date">
            <text:p>01/04/1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2-05-01" calcext:value-type="date">
            <text:p>01/05/1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2-06-01" calcext:value-type="date">
            <text:p>01/06/1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14-05-201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2-07-01" calcext:value-type="date">
            <text:p>01/07/1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2-08-01" calcext:value-type="date">
            <text:p>01/08/1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2-09-01" calcext:value-type="date">
            <text:p>01/09/1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2-10-01" calcext:value-type="date">
            <text:p>01/10/12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20-09-201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2-11-01" calcext:value-type="date">
            <text:p>01/11/12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09-10-201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2-12-01" calcext:value-type="date">
            <text:p>01/12/12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30-11-201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3-01-01" calcext:value-type="date">
            <text:p>01/01/13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3-02-01" calcext:value-type="date">
            <text:p>01/02/13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3-03-01" calcext:value-type="date">
            <text:p>01/03/13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3-04-01" calcext:value-type="date">
            <text:p>01/04/13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3-05-01" calcext:value-type="date">
            <text:p>01/05/13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3-06-01" calcext:value-type="date">
            <text:p>01/06/13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14-05-2013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3-07-01" calcext:value-type="date">
            <text:p>01/07/13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18-06-2013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3-08-01" calcext:value-type="date">
            <text:p>01/08/13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3-09-01" calcext:value-type="date">
            <text:p>01/09/13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3-10-01" calcext:value-type="date">
            <text:p>01/10/13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03-09-2013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3-11-01" calcext:value-type="date">
            <text:p>01/11/1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29-10-2013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3-12-01" calcext:value-type="date">
            <text:p>01/12/13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4-01-01" calcext:value-type="date">
            <text:p>01/01/1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4-02-01" calcext:value-type="date">
            <text:p>01/02/1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4-03-01" calcext:value-type="date">
            <text:p>01/03/1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4-04-01" calcext:value-type="date">
            <text:p>01/04/1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4-05-01" calcext:value-type="date">
            <text:p>01/05/1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4-06-01" calcext:value-type="date">
            <text:p>01/06/1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4-07-01" calcext:value-type="date">
            <text:p>01/07/1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4-08-01" calcext:value-type="date">
            <text:p>01/08/14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01-07-2014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office:value-type="date" office:date-value="2014-09-01" calcext:value-type="date">
            <text:p>01/09/14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4-10-01" calcext:value-type="date">
            <text:p>01/10/1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10-09-201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4-11-01" calcext:value-type="date">
            <text:p>01/11/14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4-12-01" calcext:value-type="date">
            <text:p>01/12/14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5-01-01" calcext:value-type="date">
            <text:p>01/01/15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office:value-type="string" calcext:value-type="string">
            <text:p>31-12-201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5-02-01" calcext:value-type="date">
            <text:p>01/02/15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5-03-01" calcext:value-type="date">
            <text:p>01/03/15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5-04-01" calcext:value-type="date">
            <text:p>01/04/15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31-03-2015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5-05-01" calcext:value-type="date">
            <text:p>01/05/15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5-06-01" calcext:value-type="date">
            <text:p>01/06/15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5-07-01" calcext:value-type="date">
            <text:p>01/07/15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5-08-01" calcext:value-type="date">
            <text:p>01/08/15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5-09-01" calcext:value-type="date">
            <text:p>01/09/15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01-09-2015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office:value-type="date" office:date-value="2015-10-01" calcext:value-type="date">
            <text:p>01/10/15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5-11-01" calcext:value-type="date">
            <text:p>01/11/15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5-12-01" calcext:value-type="date">
            <text:p>01/12/15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17-11-2015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6-01-01" calcext:value-type="date">
            <text:p>01/01/16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6-02-01" calcext:value-type="date">
            <text:p>01/02/16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6-03-01" calcext:value-type="date">
            <text:p>01/03/16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01-03-2016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6-04-01" calcext:value-type="date">
            <text:p>01/04/1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6-05-01" calcext:value-type="date">
            <text:p>01/05/1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6-06-01" calcext:value-type="date">
            <text:p>01/06/1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6-07-01" calcext:value-type="date">
            <text:p>01/07/1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6-08-01" calcext:value-type="date">
            <text:p>01/08/1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6-09-01" calcext:value-type="date">
            <text:p>01/09/1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6-10-01" calcext:value-type="date">
            <text:p>01/10/16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office:value-type="string" calcext:value-type="string">
            <text:p>07-09-201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6-11-01" calcext:value-type="date">
            <text:p>01/11/16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25-10-2016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6-12-01" calcext:value-type="date">
            <text:p>01/12/1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7-01-01" calcext:value-type="date">
            <text:p>01/01/17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7-02-01" calcext:value-type="date">
            <text:p>01/02/17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7-03-01" calcext:value-type="date">
            <text:p>01/03/17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14-02-2017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7-04-01" calcext:value-type="date">
            <text:p>01/04/1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office:value-type="string" calcext:value-type="string">
            <text:p>23-03-2017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date" office:date-value="2017-05-01" calcext:value-type="date">
            <text:p>01/05/17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7-06-01" calcext:value-type="date">
            <text:p>01/06/17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7-07-01" calcext:value-type="date">
            <text:p>01/07/17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date" office:date-value="2017-08-01" calcext:value-type="date">
            <text:p>01/08/17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Default" office:value-type="float" office:value="21" calcext:value-type="float">
            <text:p>21</text:p>
          </table:table-cell>
          <table:table-cell table:style-name="ce2" table:formula="of:=[.B487]/150"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4" table:formula="of:=50-([.C487]*100)" office:value-type="float" office:value="36" calcext:value-type="float">
            <text:p>3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" calcext:value-type="float">
            <text:p>21</text:p>
          </table:table-cell>
          <table:table-cell table:style-name="ce2" table:formula="of:=[.B488]/150"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4" table:formula="of:=50-([.C488]*100)" office:value-type="float" office:value="36" calcext:value-type="float">
            <text:p>3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" calcext:value-type="float">
            <text:p>21</text:p>
          </table:table-cell>
          <table:table-cell table:style-name="ce2" table:formula="of:=[.B489]/150"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4" table:formula="of:=50-([.C489]*100)" office:value-type="float" office:value="36" calcext:value-type="float">
            <text:p>3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" calcext:value-type="float">
            <text:p>21</text:p>
          </table:table-cell>
          <table:table-cell table:style-name="ce2" table:formula="of:=[.B490]/150"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4" table:formula="of:=50-([.C490]*100)" office:value-type="float" office:value="36" calcext:value-type="float">
            <text:p>3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" calcext:value-type="float">
            <text:p>21</text:p>
          </table:table-cell>
          <table:table-cell table:style-name="ce2" table:formula="of:=[.B491]/150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4" table:formula="of:=50-([.C491]*100)" office:value-type="float" office:value="36" calcext:value-type="float">
            <text:p>3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" calcext:value-type="float">
            <text:p>21</text:p>
          </table:table-cell>
          <table:table-cell table:style-name="ce2" table:formula="of:=[.B492]/150"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4" table:formula="of:=50-([.C492]*100)" office:value-type="float" office:value="36" calcext:value-type="float">
            <text:p>3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" calcext:value-type="float">
            <text:p>21</text:p>
          </table:table-cell>
          <table:table-cell table:style-name="ce2" table:formula="of:=[.B493]/150"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style-name="ce4" table:formula="of:=50-([.C493]*100)" office:value-type="float" office:value="36" calcext:value-type="float">
            <text:p>3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" calcext:value-type="float">
            <text:p>21</text:p>
          </table:table-cell>
          <table:table-cell table:style-name="ce2" table:formula="of:=[.B494]/150"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style-name="ce4" table:formula="of:=50-([.C494]*100)" office:value-type="float" office:value="36" calcext:value-type="float">
            <text:p>3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" calcext:value-type="float">
            <text:p>21</text:p>
          </table:table-cell>
          <table:table-cell table:style-name="ce2" table:formula="of:=[.B495]/150"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style-name="ce4" table:formula="of:=50-([.C495]*100)" office:value-type="float" office:value="36" calcext:value-type="float">
            <text:p>3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" calcext:value-type="float">
            <text:p>21</text:p>
          </table:table-cell>
          <table:table-cell table:style-name="ce2" table:formula="of:=[.B496]/150" office:value-type="float" office:value="0.1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style-name="ce4" table:formula="of:=50-([.C496]*100)" office:value-type="float" office:value="36" calcext:value-type="float">
            <text:p>3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18" calcext:value-type="float">
            <text:p>18</text:p>
          </table:table-cell>
          <table:table-cell table:style-name="ce2" table:formula="of:=[.B497]/150"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style-name="ce4" table:formula="of:=50-([.C497]*100)" office:value-type="float" office:value="38" calcext:value-type="float">
            <text:p>3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18" calcext:value-type="float">
            <text:p>18</text:p>
          </table:table-cell>
          <table:table-cell table:style-name="ce2" table:formula="of:=[.B498]/150"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style-name="ce4" table:formula="of:=50-([.C498]*100)" office:value-type="float" office:value="38" calcext:value-type="float">
            <text:p>3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18" calcext:value-type="float">
            <text:p>18</text:p>
          </table:table-cell>
          <table:table-cell table:style-name="ce2" table:formula="of:=[.B499]/150"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style-name="ce4" table:formula="of:=50-([.C499]*100)" office:value-type="float" office:value="38" calcext:value-type="float">
            <text:p>3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18" calcext:value-type="float">
            <text:p>18</text:p>
          </table:table-cell>
          <table:table-cell table:style-name="ce2" table:formula="of:=[.B500]/150" office:value-type="float" office:value="0.12" calcext:value-type="float">
            <text:p>0.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style-name="ce4" table:formula="of:=50-([.C500]*100)" office:value-type="float" office:value="38" calcext:value-type="float">
            <text:p>3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18" calcext:value-type="float">
            <text:p>18</text:p>
          </table:table-cell>
          <table:table-cell table:style-name="ce2" table:formula="of:=[.B501]/150" office:value-type="float" office:value="0.12" calcext:value-type="float">
            <text:p>0.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style-name="ce4" table:formula="of:=50-([.C501]*100)" office:value-type="float" office:value="38" calcext:value-type="float">
            <text:p>3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18" calcext:value-type="float">
            <text:p>18</text:p>
          </table:table-cell>
          <table:table-cell table:style-name="ce2" table:formula="of:=[.B502]/150" office:value-type="float" office:value="0.12" calcext:value-type="float">
            <text:p>0.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style-name="ce4" table:formula="of:=50-([.C502]*100)" office:value-type="float" office:value="38" calcext:value-type="float">
            <text:p>3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18" calcext:value-type="float">
            <text:p>18</text:p>
          </table:table-cell>
          <table:table-cell table:style-name="ce2" table:formula="of:=[.B503]/150" office:value-type="float" office:value="0.12" calcext:value-type="float">
            <text:p>0.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style-name="ce4" table:formula="of:=50-([.C503]*100)" office:value-type="float" office:value="38" calcext:value-type="float">
            <text:p>3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18" calcext:value-type="float">
            <text:p>18</text:p>
          </table:table-cell>
          <table:table-cell table:style-name="ce2" table:formula="of:=[.B504]/150" office:value-type="float" office:value="0.12" calcext:value-type="float">
            <text:p>0.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style-name="ce4" table:formula="of:=50-([.C504]*100)" office:value-type="float" office:value="38" calcext:value-type="float">
            <text:p>3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18" calcext:value-type="float">
            <text:p>18</text:p>
          </table:table-cell>
          <table:table-cell table:style-name="ce2" table:formula="of:=[.B505]/150"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style-name="ce4" table:formula="of:=50-([.C505]*100)" office:value-type="float" office:value="38" calcext:value-type="float">
            <text:p>3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18" calcext:value-type="float">
            <text:p>18</text:p>
          </table:table-cell>
          <table:table-cell table:style-name="ce2" table:formula="of:=[.B506]/150" office:value-type="float" office:value="0.12" calcext:value-type="float">
            <text:p>0.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style-name="ce4" table:formula="of:=50-([.C506]*100)" office:value-type="float" office:value="38" calcext:value-type="float">
            <text:p>3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18" calcext:value-type="float">
            <text:p>18</text:p>
          </table:table-cell>
          <table:table-cell table:style-name="ce2" table:formula="of:=[.B507]/150" office:value-type="float" office:value="0.12" calcext:value-type="float">
            <text:p>0.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style-name="ce4" table:formula="of:=50-([.C507]*100)" office:value-type="float" office:value="38" calcext:value-type="float">
            <text:p>3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2" calcext:value-type="float">
            <text:p>22</text:p>
          </table:table-cell>
          <table:table-cell table:style-name="ce2" table:formula="of:=[.B508]/150" office:value-type="float" office:value="0.146666666666667" calcext:value-type="float">
            <text:p>0.1466666666666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style-name="ce4" table:formula="of:=50-([.C508]*100)" office:value-type="float" office:value="35.3333333333333" calcext:value-type="float">
            <text:p>35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2" calcext:value-type="float">
            <text:p>22</text:p>
          </table:table-cell>
          <table:table-cell table:style-name="ce2" table:formula="of:=[.B509]/150" office:value-type="float" office:value="0.146666666666667" calcext:value-type="float">
            <text:p>0.1466666666666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style-name="ce4" table:formula="of:=50-([.C509]*100)" office:value-type="float" office:value="35.3333333333333" calcext:value-type="float">
            <text:p>35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2" calcext:value-type="float">
            <text:p>22</text:p>
          </table:table-cell>
          <table:table-cell table:style-name="ce2" table:formula="of:=[.B510]/150" office:value-type="float" office:value="0.146666666666667" calcext:value-type="float">
            <text:p>0.14666666666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style-name="ce4" table:formula="of:=50-([.C510]*100)" office:value-type="float" office:value="35.3333333333333" calcext:value-type="float">
            <text:p>35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2" calcext:value-type="float">
            <text:p>22</text:p>
          </table:table-cell>
          <table:table-cell table:style-name="ce2" table:formula="of:=[.B511]/150" office:value-type="float" office:value="0.146666666666667" calcext:value-type="float">
            <text:p>0.1466666666666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style-name="ce4" table:formula="of:=50-([.C511]*100)" office:value-type="float" office:value="35.3333333333333" calcext:value-type="float">
            <text:p>35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2" calcext:value-type="float">
            <text:p>22</text:p>
          </table:table-cell>
          <table:table-cell table:style-name="ce2" table:formula="of:=[.B512]/150" office:value-type="float" office:value="0.146666666666667" calcext:value-type="float">
            <text:p>0.1466666666666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style-name="ce4" table:formula="of:=50-([.C512]*100)" office:value-type="float" office:value="35.3333333333333" calcext:value-type="float">
            <text:p>35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2" calcext:value-type="float">
            <text:p>22</text:p>
          </table:table-cell>
          <table:table-cell table:style-name="ce2" table:formula="of:=[.B513]/150" office:value-type="float" office:value="0.146666666666667" calcext:value-type="float">
            <text:p>0.1466666666666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style-name="ce4" table:formula="of:=50-([.C513]*100)" office:value-type="float" office:value="35.3333333333333" calcext:value-type="float">
            <text:p>35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2" calcext:value-type="float">
            <text:p>22</text:p>
          </table:table-cell>
          <table:table-cell table:style-name="ce2" table:formula="of:=[.B514]/150" office:value-type="float" office:value="0.146666666666667" calcext:value-type="float">
            <text:p>0.1466666666666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style-name="ce4" table:formula="of:=50-([.C514]*100)" office:value-type="float" office:value="35.3333333333333" calcext:value-type="float">
            <text:p>35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2" calcext:value-type="float">
            <text:p>22</text:p>
          </table:table-cell>
          <table:table-cell table:style-name="ce2" table:formula="of:=[.B515]/150" office:value-type="float" office:value="0.146666666666667" calcext:value-type="float">
            <text:p>0.1466666666666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style-name="ce4" table:formula="of:=50-([.C515]*100)" office:value-type="float" office:value="35.3333333333333" calcext:value-type="float">
            <text:p>35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2" calcext:value-type="float">
            <text:p>22</text:p>
          </table:table-cell>
          <table:table-cell table:style-name="ce2" table:formula="of:=[.B516]/150" office:value-type="float" office:value="0.146666666666667" calcext:value-type="float">
            <text:p>0.14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style-name="ce4" table:formula="of:=50-([.C516]*100)" office:value-type="float" office:value="35.3333333333333" calcext:value-type="float">
            <text:p>35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3" calcext:value-type="float">
            <text:p>23</text:p>
          </table:table-cell>
          <table:table-cell table:style-name="ce2" table:formula="of:=[.B517]/150" office:value-type="float" office:value="0.153333333333333" calcext:value-type="float">
            <text:p>0.1533333333333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style-name="ce4" table:formula="of:=50-([.C517]*100)" office:value-type="float" office:value="34.6666666666667" calcext:value-type="float">
            <text:p>3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3" calcext:value-type="float">
            <text:p>23</text:p>
          </table:table-cell>
          <table:table-cell table:style-name="ce2" table:formula="of:=[.B518]/150" office:value-type="float" office:value="0.153333333333333" calcext:value-type="float">
            <text:p>0.1533333333333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style-name="ce4" table:formula="of:=50-([.C518]*100)" office:value-type="float" office:value="34.6666666666667" calcext:value-type="float">
            <text:p>3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3" calcext:value-type="float">
            <text:p>23</text:p>
          </table:table-cell>
          <table:table-cell table:style-name="ce2" table:formula="of:=[.B519]/150" office:value-type="float" office:value="0.153333333333333" calcext:value-type="float">
            <text:p>0.1533333333333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style-name="ce4" table:formula="of:=50-([.C519]*100)" office:value-type="float" office:value="34.6666666666667" calcext:value-type="float">
            <text:p>3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3" calcext:value-type="float">
            <text:p>23</text:p>
          </table:table-cell>
          <table:table-cell table:style-name="ce2" table:formula="of:=[.B520]/150" office:value-type="float" office:value="0.153333333333333" calcext:value-type="float">
            <text:p>0.1533333333333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style-name="ce4" table:formula="of:=50-([.C520]*100)" office:value-type="float" office:value="34.6666666666667" calcext:value-type="float">
            <text:p>3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3" calcext:value-type="float">
            <text:p>23</text:p>
          </table:table-cell>
          <table:table-cell table:style-name="ce2" table:formula="of:=[.B521]/150" office:value-type="float" office:value="0.153333333333333" calcext:value-type="float">
            <text:p>0.153333333333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style-name="ce4" table:formula="of:=50-([.C521]*100)" office:value-type="float" office:value="34.6666666666667" calcext:value-type="float">
            <text:p>3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3" calcext:value-type="float">
            <text:p>23</text:p>
          </table:table-cell>
          <table:table-cell table:style-name="ce2" table:formula="of:=[.B522]/150" office:value-type="float" office:value="0.153333333333333" calcext:value-type="float">
            <text:p>0.1533333333333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style-name="ce4" table:formula="of:=50-([.C522]*100)" office:value-type="float" office:value="34.6666666666667" calcext:value-type="float">
            <text:p>3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23]/150" office:value-type="float" office:value="0.16" calcext:value-type="float">
            <text:p>0.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style-name="ce4" table:formula="of:=50-([.C523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24]/150" office:value-type="float" office:value="0.16" calcext:value-type="float">
            <text:p>0.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style-name="ce4" table:formula="of:=50-([.C524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25]/150" office:value-type="float" office:value="0.16" calcext:value-type="float">
            <text:p>0.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style-name="ce4" table:formula="of:=50-([.C525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26]/150" office:value-type="float" office:value="0.16" calcext:value-type="float">
            <text:p>0.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style-name="ce4" table:formula="of:=50-([.C526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27]/150" office:value-type="float" office:value="0.16" calcext:value-type="float">
            <text:p>0.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style-name="ce4" table:formula="of:=50-([.C527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28]/150" office:value-type="float" office:value="0.16" calcext:value-type="float">
            <text:p>0.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style-name="ce4" table:formula="of:=50-([.C528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29]/150" office:value-type="float" office:value="0.16" calcext:value-type="float">
            <text:p>0.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style-name="ce4" table:formula="of:=50-([.C529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30]/150" office:value-type="float" office:value="0.16" calcext:value-type="float">
            <text:p>0.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4" table:formula="of:=50-([.C530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31]/150" office:value-type="float" office:value="0.16" calcext:value-type="float">
            <text:p>0.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style-name="ce4" table:formula="of:=50-([.C531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32]/150" office:value-type="float" office:value="0.16" calcext:value-type="float">
            <text:p>0.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style-name="ce4" table:formula="of:=50-([.C532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33]/150" office:value-type="float" office:value="0.16" calcext:value-type="float">
            <text:p>0.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style-name="ce4" table:formula="of:=50-([.C533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34]/150" office:value-type="float" office:value="0.16" calcext:value-type="float">
            <text:p>0.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style-name="ce4" table:formula="of:=50-([.C534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35]/150" office:value-type="float" office:value="0.16" calcext:value-type="float">
            <text:p>0.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style-name="ce4" table:formula="of:=50-([.C535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36]/150"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style-name="ce4" table:formula="of:=50-([.C536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37]/150" office:value-type="float" office:value="0.16" calcext:value-type="float">
            <text:p>0.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style-name="ce4" table:formula="of:=50-([.C537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38]/150" office:value-type="float" office:value="0.16" calcext:value-type="float">
            <text:p>0.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style-name="ce4" table:formula="of:=50-([.C538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39]/150" office:value-type="float" office:value="0.16" calcext:value-type="float">
            <text:p>0.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style-name="ce4" table:formula="of:=50-([.C539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ce2" table:formula="of:=[.B540]/150" office:value-type="float" office:value="0.16" calcext:value-type="float">
            <text:p>0.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style-name="ce4" table:formula="of:=50-([.C540]*100)" office:value-type="float" office:value="34" calcext:value-type="float">
            <text:p>3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7" calcext:value-type="float">
            <text:p>27</text:p>
          </table:table-cell>
          <table:table-cell table:style-name="ce2" table:formula="of:=[.B541]/150" office:value-type="float" office:value="0.18" calcext:value-type="float">
            <text:p>0.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style-name="ce4" table:formula="of:=50-([.C541]*100)" office:value-type="float" office:value="32" calcext:value-type="float">
            <text:p>3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7" calcext:value-type="float">
            <text:p>27</text:p>
          </table:table-cell>
          <table:table-cell table:style-name="ce2" table:formula="of:=[.B542]/150" office:value-type="float" office:value="0.18" calcext:value-type="float">
            <text:p>0.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style-name="ce4" table:formula="of:=50-([.C542]*100)" office:value-type="float" office:value="32" calcext:value-type="float">
            <text:p>3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7" calcext:value-type="float">
            <text:p>27</text:p>
          </table:table-cell>
          <table:table-cell table:style-name="ce2" table:formula="of:=[.B543]/150" office:value-type="float" office:value="0.18" calcext:value-type="float">
            <text:p>0.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style-name="ce4" table:formula="of:=50-([.C543]*100)" office:value-type="float" office:value="32" calcext:value-type="float">
            <text:p>3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7" calcext:value-type="float">
            <text:p>27</text:p>
          </table:table-cell>
          <table:table-cell table:style-name="ce2" table:formula="of:=[.B544]/150" office:value-type="float" office:value="0.18" calcext:value-type="float">
            <text:p>0.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style-name="ce4" table:formula="of:=50-([.C544]*100)" office:value-type="float" office:value="32" calcext:value-type="float">
            <text:p>3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7" calcext:value-type="float">
            <text:p>27</text:p>
          </table:table-cell>
          <table:table-cell table:style-name="ce2" table:formula="of:=[.B545]/150"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style-name="ce4" table:formula="of:=50-([.C545]*100)" office:value-type="float" office:value="32" calcext:value-type="float">
            <text:p>3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7" calcext:value-type="float">
            <text:p>27</text:p>
          </table:table-cell>
          <table:table-cell table:style-name="ce2" table:formula="of:=[.B546]/150" office:value-type="float" office:value="0.18" calcext:value-type="float">
            <text:p>0.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style-name="ce4" table:formula="of:=50-([.C546]*100)" office:value-type="float" office:value="32" calcext:value-type="float">
            <text:p>3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8" calcext:value-type="float">
            <text:p>28</text:p>
          </table:table-cell>
          <table:table-cell table:style-name="ce2" table:formula="of:=[.B547]/150" office:value-type="float" office:value="0.186666666666667" calcext:value-type="float">
            <text:p>0.1866666666666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style-name="ce4" table:formula="of:=50-([.C547]*100)" office:value-type="float" office:value="31.3333333333333" calcext:value-type="float">
            <text:p>3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8" calcext:value-type="float">
            <text:p>28</text:p>
          </table:table-cell>
          <table:table-cell table:style-name="ce2" table:formula="of:=[.B548]/150" office:value-type="float" office:value="0.186666666666667" calcext:value-type="float">
            <text:p>0.1866666666666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style-name="ce4" table:formula="of:=50-([.C548]*100)" office:value-type="float" office:value="31.3333333333333" calcext:value-type="float">
            <text:p>3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8" calcext:value-type="float">
            <text:p>28</text:p>
          </table:table-cell>
          <table:table-cell table:style-name="ce2" table:formula="of:=[.B549]/150" office:value-type="float" office:value="0.186666666666667" calcext:value-type="float">
            <text:p>0.18666666666666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style-name="ce4" table:formula="of:=50-([.C549]*100)" office:value-type="float" office:value="31.3333333333333" calcext:value-type="float">
            <text:p>3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8" calcext:value-type="float">
            <text:p>28</text:p>
          </table:table-cell>
          <table:table-cell table:style-name="ce2" table:formula="of:=[.B550]/150" office:value-type="float" office:value="0.186666666666667" calcext:value-type="float">
            <text:p>0.1866666666666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style-name="ce4" table:formula="of:=50-([.C550]*100)" office:value-type="float" office:value="31.3333333333333" calcext:value-type="float">
            <text:p>3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7" calcext:value-type="float">
            <text:p>27</text:p>
          </table:table-cell>
          <table:table-cell table:style-name="ce2" table:formula="of:=[.B551]/150" office:value-type="float" office:value="0.18" calcext:value-type="float">
            <text:p>0.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style-name="ce4" table:formula="of:=50-([.C551]*100)" office:value-type="float" office:value="32" calcext:value-type="float">
            <text:p>3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52]/150" office:value-type="float" office:value="0.193333333333333" calcext:value-type="float">
            <text:p>0.19333333333333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style-name="ce4" table:formula="of:=50-([.C552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53]/150" office:value-type="float" office:value="0.193333333333333" calcext:value-type="float">
            <text:p>0.19333333333333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style-name="ce4" table:formula="of:=50-([.C553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54]/150" office:value-type="float" office:value="0.193333333333333" calcext:value-type="float">
            <text:p>0.19333333333333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style-name="ce4" table:formula="of:=50-([.C554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55]/150" office:value-type="float" office:value="0.193333333333333" calcext:value-type="float">
            <text:p>0.19333333333333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style-name="ce4" table:formula="of:=50-([.C555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8" calcext:value-type="float">
            <text:p>28</text:p>
          </table:table-cell>
          <table:table-cell table:style-name="ce2" table:formula="of:=[.B556]/150" office:value-type="float" office:value="0.186666666666667" calcext:value-type="float">
            <text:p>0.18666666666666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style-name="ce4" table:formula="of:=50-([.C556]*100)" office:value-type="float" office:value="31.3333333333333" calcext:value-type="float">
            <text:p>3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57]/150" office:value-type="float" office:value="0.193333333333333" calcext:value-type="float">
            <text:p>0.19333333333333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style-name="ce4" table:formula="of:=50-([.C557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58]/150" office:value-type="float" office:value="0.193333333333333" calcext:value-type="float">
            <text:p>0.1933333333333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style-name="ce4" table:formula="of:=50-([.C558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59]/150" office:value-type="float" office:value="0.193333333333333" calcext:value-type="float">
            <text:p>0.19333333333333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style-name="ce4" table:formula="of:=50-([.C559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60]/150" office:value-type="float" office:value="0.2" calcext:value-type="float">
            <text:p>0.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style-name="ce4" table:formula="of:=50-([.C560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61]/150" office:value-type="float" office:value="0.2" calcext:value-type="float">
            <text:p>0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style-name="ce4" table:formula="of:=50-([.C561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62]/150" office:value-type="float" office:value="0.2" calcext:value-type="float">
            <text:p>0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style-name="ce4" table:formula="of:=50-([.C562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63]/150" office:value-type="float" office:value="0.2" calcext:value-type="float">
            <text:p>0.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style-name="ce4" table:formula="of:=50-([.C563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64]/150" office:value-type="float" office:value="0.193333333333333" calcext:value-type="float">
            <text:p>0.19333333333333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style-name="ce4" table:formula="of:=50-([.C564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65]/150" office:value-type="float" office:value="0.193333333333333" calcext:value-type="float">
            <text:p>0.19333333333333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style-name="ce4" table:formula="of:=50-([.C565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66]/150" office:value-type="float" office:value="0.193333333333333" calcext:value-type="float">
            <text:p>0.1933333333333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style-name="ce4" table:formula="of:=50-([.C566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67]/150" office:value-type="float" office:value="0.193333333333333" calcext:value-type="float">
            <text:p>0.19333333333333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style-name="ce4" table:formula="of:=50-([.C567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68]/150" office:value-type="float" office:value="0.193333333333333" calcext:value-type="float">
            <text:p>0.19333333333333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style-name="ce4" table:formula="of:=50-([.C568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69]/150" office:value-type="float" office:value="0.193333333333333" calcext:value-type="float">
            <text:p>0.19333333333333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style-name="ce4" table:formula="of:=50-([.C569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70]/150" office:value-type="float" office:value="0.193333333333333" calcext:value-type="float">
            <text:p>0.1933333333333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style-name="ce4" table:formula="of:=50-([.C570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71]/150" office:value-type="float" office:value="0.193333333333333" calcext:value-type="float">
            <text:p>0.19333333333333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style-name="ce4" table:formula="of:=50-([.C571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72]/150" office:value-type="float" office:value="0.193333333333333" calcext:value-type="float">
            <text:p>0.1933333333333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style-name="ce4" table:formula="of:=50-([.C572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73]/150" office:value-type="float" office:value="0.193333333333333" calcext:value-type="float">
            <text:p>0.19333333333333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style-name="ce4" table:formula="of:=50-([.C573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74]/150" office:value-type="float" office:value="0.193333333333333" calcext:value-type="float">
            <text:p>0.19333333333333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style-name="ce4" table:formula="of:=50-([.C574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75]/150" office:value-type="float" office:value="0.193333333333333" calcext:value-type="float">
            <text:p>0.19333333333333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style-name="ce4" table:formula="of:=50-([.C575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76]/150" office:value-type="float" office:value="0.193333333333333" calcext:value-type="float">
            <text:p>0.1933333333333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style-name="ce4" table:formula="of:=50-([.C576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77]/150" office:value-type="float" office:value="0.193333333333333" calcext:value-type="float">
            <text:p>0.1933333333333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style-name="ce4" table:formula="of:=50-([.C577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578]/150" office:value-type="float" office:value="0.193333333333333" calcext:value-type="float">
            <text:p>0.1933333333333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style-name="ce4" table:formula="of:=50-([.C578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79]/150" office:value-type="float" office:value="0.2" calcext:value-type="float">
            <text:p>0.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style-name="ce4" table:formula="of:=50-([.C579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80]/150" office:value-type="float" office:value="0.2" calcext:value-type="float">
            <text:p>0.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style-name="ce4" table:formula="of:=50-([.C580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81]/150" office:value-type="float" office:value="0.2" calcext:value-type="float">
            <text:p>0.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table:style-name="ce4" table:formula="of:=50-([.C581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82]/150" office:value-type="float" office:value="0.2" calcext:value-type="float">
            <text:p>0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style-name="ce4" table:formula="of:=50-([.C582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83]/150" office:value-type="float" office:value="0.2" calcext:value-type="float">
            <text:p>0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style-name="ce4" table:formula="of:=50-([.C583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84]/150" office:value-type="float" office:value="0.2" calcext:value-type="float">
            <text:p>0.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style-name="ce4" table:formula="of:=50-([.C584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85]/150" office:value-type="float" office:value="0.2" calcext:value-type="float">
            <text:p>0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style-name="ce4" table:formula="of:=50-([.C585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86]/150"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style-name="ce4" table:formula="of:=50-([.C586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87]/150" office:value-type="float" office:value="0.2" calcext:value-type="float">
            <text:p>0.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style-name="ce4" table:formula="of:=50-([.C587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88]/150" office:value-type="float" office:value="0.2" calcext:value-type="float">
            <text:p>0.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style-name="ce4" table:formula="of:=50-([.C588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89]/150" office:value-type="float" office:value="0.2" calcext:value-type="float">
            <text:p>0.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style-name="ce4" table:formula="of:=50-([.C589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90]/150" office:value-type="float" office:value="0.2" calcext:value-type="float">
            <text:p>0.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style-name="ce4" table:formula="of:=50-([.C590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91]/150" office:value-type="float" office:value="0.2" calcext:value-type="float">
            <text:p>0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style-name="ce4" table:formula="of:=50-([.C591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92]/150" office:value-type="float" office:value="0.2" calcext:value-type="float">
            <text:p>0.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style-name="ce4" table:formula="of:=50-([.C592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1" calcext:value-type="float">
            <text:p>31</text:p>
          </table:table-cell>
          <table:table-cell table:style-name="ce2" table:formula="of:=[.B593]/150" office:value-type="float" office:value="0.206666666666667" calcext:value-type="float">
            <text:p>0.20666666666666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style-name="ce4" table:formula="of:=50-([.C593]*100)" office:value-type="float" office:value="29.3333333333333" calcext:value-type="float">
            <text:p>2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1" calcext:value-type="float">
            <text:p>31</text:p>
          </table:table-cell>
          <table:table-cell table:style-name="ce2" table:formula="of:=[.B594]/150" office:value-type="float" office:value="0.206666666666667" calcext:value-type="float">
            <text:p>0.20666666666666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style-name="ce4" table:formula="of:=50-([.C594]*100)" office:value-type="float" office:value="29.3333333333333" calcext:value-type="float">
            <text:p>2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5" calcext:value-type="float">
            <text:p>25</text:p>
          </table:table-cell>
          <table:table-cell table:style-name="ce2" table:formula="of:=[.B595]/150" office:value-type="float" office:value="0.166666666666667" calcext:value-type="float">
            <text:p>0.16666666666666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style-name="ce4" table:formula="of:=50-([.C595]*100)" office:value-type="float" office:value="33.3333333333333" calcext:value-type="float">
            <text:p>3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6" calcext:value-type="float">
            <text:p>26</text:p>
          </table:table-cell>
          <table:table-cell table:style-name="ce2" table:formula="of:=[.B596]/150" office:value-type="float" office:value="0.173333333333333" calcext:value-type="float">
            <text:p>0.17333333333333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style-name="ce4" table:formula="of:=50-([.C596]*100)" office:value-type="float" office:value="32.6666666666667" calcext:value-type="float">
            <text:p>3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97]/150" office:value-type="float" office:value="0.2" calcext:value-type="float">
            <text:p>0.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style-name="ce4" table:formula="of:=50-([.C597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98]/150" office:value-type="float" office:value="0.2" calcext:value-type="float">
            <text:p>0.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style-name="ce4" table:formula="of:=50-([.C598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599]/150" office:value-type="float" office:value="0.2" calcext:value-type="float">
            <text:p>0.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style-name="ce4" table:formula="of:=50-([.C599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600]/150" office:value-type="float" office:value="0.2" calcext:value-type="float">
            <text:p>0.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style-name="ce4" table:formula="of:=50-([.C600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601]/150" office:value-type="float" office:value="0.2" calcext:value-type="float">
            <text:p>0.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style-name="ce4" table:formula="of:=50-([.C601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602]/150"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style-name="ce4" table:formula="of:=50-([.C602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603]/150" office:value-type="float" office:value="0.2" calcext:value-type="float">
            <text:p>0.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style-name="ce4" table:formula="of:=50-([.C603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604]/150" office:value-type="float" office:value="0.2" calcext:value-type="float">
            <text:p>0.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style-name="ce4" table:formula="of:=50-([.C604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605]/150" office:value-type="float" office:value="0.2" calcext:value-type="float">
            <text:p>0.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table:style-name="ce4" table:formula="of:=50-([.C605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style-name="ce2" table:formula="of:=[.B606]/150"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style-name="ce4" table:formula="of:=50-([.C606]*100)" office:value-type="float" office:value="30" calcext:value-type="float">
            <text:p>3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607]/150" office:value-type="float" office:value="0.193333333333333" calcext:value-type="float">
            <text:p>0.19333333333333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style-name="ce4" table:formula="of:=50-([.C607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608]/150" office:value-type="float" office:value="0.193333333333333" calcext:value-type="float">
            <text:p>0.19333333333333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style-name="ce4" table:formula="of:=50-([.C608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609]/150" office:value-type="float" office:value="0.193333333333333" calcext:value-type="float">
            <text:p>0.1933333333333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style-name="ce4" table:formula="of:=50-([.C609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610]/150" office:value-type="float" office:value="0.193333333333333" calcext:value-type="float">
            <text:p>0.1933333333333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style-name="ce4" table:formula="of:=50-([.C610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611]/150" office:value-type="float" office:value="0.193333333333333" calcext:value-type="float">
            <text:p>0.19333333333333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table:style-name="ce4" table:formula="of:=50-([.C611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9" calcext:value-type="float">
            <text:p>29</text:p>
          </table:table-cell>
          <table:table-cell table:style-name="ce2" table:formula="of:=[.B612]/150" office:value-type="float" office:value="0.193333333333333" calcext:value-type="float">
            <text:p>0.19333333333333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style-name="ce4" table:formula="of:=50-([.C612]*100)" office:value-type="float" office:value="30.6666666666667" calcext:value-type="float">
            <text:p>3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1" calcext:value-type="float">
            <text:p>31</text:p>
          </table:table-cell>
          <table:table-cell table:style-name="ce2" table:formula="of:=[.B613]/150" office:value-type="float" office:value="0.206666666666667" calcext:value-type="float">
            <text:p>0.20666666666666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style-name="ce4" table:formula="of:=50-([.C613]*100)" office:value-type="float" office:value="29.3333333333333" calcext:value-type="float">
            <text:p>2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1" calcext:value-type="float">
            <text:p>31</text:p>
          </table:table-cell>
          <table:table-cell table:style-name="ce2" table:formula="of:=[.B614]/150" office:value-type="float" office:value="0.206666666666667" calcext:value-type="float">
            <text:p>0.20666666666666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table:style-name="ce4" table:formula="of:=50-([.C614]*100)" office:value-type="float" office:value="29.3333333333333" calcext:value-type="float">
            <text:p>2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1" calcext:value-type="float">
            <text:p>31</text:p>
          </table:table-cell>
          <table:table-cell table:style-name="ce2" table:formula="of:=[.B615]/150" office:value-type="float" office:value="0.206666666666667" calcext:value-type="float">
            <text:p>0.2066666666666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table:style-name="ce4" table:formula="of:=50-([.C615]*100)" office:value-type="float" office:value="29.3333333333333" calcext:value-type="float">
            <text:p>2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1" calcext:value-type="float">
            <text:p>31</text:p>
          </table:table-cell>
          <table:table-cell table:style-name="ce2" table:formula="of:=[.B616]/150" office:value-type="float" office:value="0.206666666666667" calcext:value-type="float">
            <text:p>0.20666666666666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table:style-name="ce4" table:formula="of:=50-([.C616]*100)" office:value-type="float" office:value="29.3333333333333" calcext:value-type="float">
            <text:p>2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1" calcext:value-type="float">
            <text:p>31</text:p>
          </table:table-cell>
          <table:table-cell table:style-name="ce2" table:formula="of:=[.B617]/150" office:value-type="float" office:value="0.206666666666667" calcext:value-type="float">
            <text:p>0.20666666666666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table:style-name="ce4" table:formula="of:=50-([.C617]*100)" office:value-type="float" office:value="29.3333333333333" calcext:value-type="float">
            <text:p>2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1" calcext:value-type="float">
            <text:p>31</text:p>
          </table:table-cell>
          <table:table-cell table:style-name="ce2" table:formula="of:=[.B618]/150" office:value-type="float" office:value="0.206666666666667" calcext:value-type="float">
            <text:p>0.20666666666666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table:style-name="ce4" table:formula="of:=50-([.C618]*100)" office:value-type="float" office:value="29.3333333333333" calcext:value-type="float">
            <text:p>2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19]/150" office:value-type="float" office:value="0.213333333333333" calcext:value-type="float">
            <text:p>0.2133333333333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table:style-name="ce4" table:formula="of:=50-([.C619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20]/150" office:value-type="float" office:value="0.213333333333333" calcext:value-type="float">
            <text:p>0.2133333333333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table:style-name="ce4" table:formula="of:=50-([.C620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21]/150" office:value-type="float" office:value="0.213333333333333" calcext:value-type="float">
            <text:p>0.2133333333333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table:style-name="ce4" table:formula="of:=50-([.C621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22]/150" office:value-type="float" office:value="0.213333333333333" calcext:value-type="float">
            <text:p>0.21333333333333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table:style-name="ce4" table:formula="of:=50-([.C622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23]/150" office:value-type="float" office:value="0.213333333333333" calcext:value-type="float">
            <text:p>0.2133333333333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table:style-name="ce4" table:formula="of:=50-([.C623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24]/150" office:value-type="float" office:value="0.213333333333333" calcext:value-type="float">
            <text:p>0.21333333333333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table:style-name="ce4" table:formula="of:=50-([.C624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25]/150" office:value-type="float" office:value="0.213333333333333" calcext:value-type="float">
            <text:p>0.21333333333333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table:style-name="ce4" table:formula="of:=50-([.C625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1" calcext:value-type="float">
            <text:p>31</text:p>
          </table:table-cell>
          <table:table-cell table:style-name="ce2" table:formula="of:=[.B626]/150" office:value-type="float" office:value="0.206666666666667" calcext:value-type="float">
            <text:p>0.20666666666666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table:style-name="ce4" table:formula="of:=50-([.C626]*100)" office:value-type="float" office:value="29.3333333333333" calcext:value-type="float">
            <text:p>2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1" calcext:value-type="float">
            <text:p>31</text:p>
          </table:table-cell>
          <table:table-cell table:style-name="ce2" table:formula="of:=[.B627]/150" office:value-type="float" office:value="0.206666666666667" calcext:value-type="float">
            <text:p>0.20666666666666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table:style-name="ce4" table:formula="of:=50-([.C627]*100)" office:value-type="float" office:value="29.3333333333333" calcext:value-type="float">
            <text:p>2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1" calcext:value-type="float">
            <text:p>31</text:p>
          </table:table-cell>
          <table:table-cell table:style-name="ce2" table:formula="of:=[.B628]/150" office:value-type="float" office:value="0.206666666666667" calcext:value-type="float">
            <text:p>0.20666666666666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table:style-name="ce4" table:formula="of:=50-([.C628]*100)" office:value-type="float" office:value="29.3333333333333" calcext:value-type="float">
            <text:p>2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1" calcext:value-type="float">
            <text:p>31</text:p>
          </table:table-cell>
          <table:table-cell table:style-name="ce2" table:formula="of:=[.B629]/150" office:value-type="float" office:value="0.206666666666667" calcext:value-type="float">
            <text:p>0.20666666666666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table:style-name="ce4" table:formula="of:=50-([.C629]*100)" office:value-type="float" office:value="29.3333333333333" calcext:value-type="float">
            <text:p>2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30]/150" office:value-type="float" office:value="0.213333333333333" calcext:value-type="float">
            <text:p>0.21333333333333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table:style-name="ce4" table:formula="of:=50-([.C630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31]/150" office:value-type="float" office:value="0.213333333333333" calcext:value-type="float">
            <text:p>0.21333333333333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table:style-name="ce4" table:formula="of:=50-([.C631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32]/150" office:value-type="float" office:value="0.213333333333333" calcext:value-type="float">
            <text:p>0.21333333333333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table:style-name="ce4" table:formula="of:=50-([.C632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33]/150" office:value-type="float" office:value="0.213333333333333" calcext:value-type="float">
            <text:p>0.21333333333333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table:style-name="ce4" table:formula="of:=50-([.C633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34]/150" office:value-type="float" office:value="0.213333333333333" calcext:value-type="float">
            <text:p>0.21333333333333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table:style-name="ce4" table:formula="of:=50-([.C634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35]/150" office:value-type="float" office:value="0.213333333333333" calcext:value-type="float">
            <text:p>0.21333333333333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table:style-name="ce4" table:formula="of:=50-([.C635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ce2" table:formula="of:=[.B636]/150" office:value-type="float" office:value="0.213333333333333" calcext:value-type="float">
            <text:p>0.2133333333333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table:style-name="ce4" table:formula="of:=50-([.C636]*100)" office:value-type="float" office:value="28.6666666666667" calcext:value-type="float">
            <text:p>2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8" calcext:value-type="float">
            <text:p>38</text:p>
          </table:table-cell>
          <table:table-cell table:style-name="ce2" table:formula="of:=[.B637]/150" office:value-type="float" office:value="0.253333333333333" calcext:value-type="float">
            <text:p>0.25333333333333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table:style-name="ce4" table:formula="of:=50-([.C637]*100)" office:value-type="float" office:value="24.6666666666667" calcext:value-type="float">
            <text:p>2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8" calcext:value-type="float">
            <text:p>38</text:p>
          </table:table-cell>
          <table:table-cell table:style-name="ce2" table:formula="of:=[.B638]/150" office:value-type="float" office:value="0.253333333333333" calcext:value-type="float">
            <text:p>0.25333333333333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table:style-name="ce4" table:formula="of:=50-([.C638]*100)" office:value-type="float" office:value="24.6666666666667" calcext:value-type="float">
            <text:p>2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8" calcext:value-type="float">
            <text:p>38</text:p>
          </table:table-cell>
          <table:table-cell table:style-name="ce2" table:formula="of:=[.B639]/150" office:value-type="float" office:value="0.253333333333333" calcext:value-type="float">
            <text:p>0.25333333333333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table:style-name="ce4" table:formula="of:=50-([.C639]*100)" office:value-type="float" office:value="24.6666666666667" calcext:value-type="float">
            <text:p>2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8" calcext:value-type="float">
            <text:p>38</text:p>
          </table:table-cell>
          <table:table-cell table:style-name="ce2" table:formula="of:=[.B640]/150" office:value-type="float" office:value="0.253333333333333" calcext:value-type="float">
            <text:p>0.25333333333333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table:style-name="ce4" table:formula="of:=50-([.C640]*100)" office:value-type="float" office:value="24.6666666666667" calcext:value-type="float">
            <text:p>2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8" calcext:value-type="float">
            <text:p>38</text:p>
          </table:table-cell>
          <table:table-cell table:style-name="ce2" table:formula="of:=[.B641]/150" office:value-type="float" office:value="0.253333333333333" calcext:value-type="float">
            <text:p>0.25333333333333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table:style-name="ce4" table:formula="of:=50-([.C641]*100)" office:value-type="float" office:value="24.6666666666667" calcext:value-type="float">
            <text:p>2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8" calcext:value-type="float">
            <text:p>38</text:p>
          </table:table-cell>
          <table:table-cell table:style-name="ce2" table:formula="of:=[.B642]/150" office:value-type="float" office:value="0.253333333333333" calcext:value-type="float">
            <text:p>0.25333333333333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table:style-name="ce4" table:formula="of:=50-([.C642]*100)" office:value-type="float" office:value="24.6666666666667" calcext:value-type="float">
            <text:p>2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43]/150" office:value-type="float" office:value="0.26" calcext:value-type="float">
            <text:p>0.2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table:style-name="ce4" table:formula="of:=50-([.C643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44]/150"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table:style-name="ce4" table:formula="of:=50-([.C644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45]/150" office:value-type="float" office:value="0.26" calcext:value-type="float">
            <text:p>0.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table:style-name="ce4" table:formula="of:=50-([.C645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46]/150" office:value-type="float" office:value="0.26" calcext:value-type="float">
            <text:p>0.2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table:style-name="ce4" table:formula="of:=50-([.C646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47]/150" office:value-type="float" office:value="0.26" calcext:value-type="float">
            <text:p>0.2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table:style-name="ce4" table:formula="of:=50-([.C647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48]/150" office:value-type="float" office:value="0.26" calcext:value-type="float">
            <text:p>0.2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table:style-name="ce4" table:formula="of:=50-([.C648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49]/150" office:value-type="float" office:value="0.26" calcext:value-type="float">
            <text:p>0.2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table:style-name="ce4" table:formula="of:=50-([.C649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50]/150" office:value-type="float" office:value="0.26" calcext:value-type="float">
            <text:p>0.2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table:style-name="ce4" table:formula="of:=50-([.C650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51]/150" office:value-type="float" office:value="0.26" calcext:value-type="float">
            <text:p>0.2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table:style-name="ce4" table:formula="of:=50-([.C651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52]/150" office:value-type="float" office:value="0.26" calcext:value-type="float">
            <text:p>0.2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table:style-name="ce4" table:formula="of:=50-([.C652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53]/150" office:value-type="float" office:value="0.26" calcext:value-type="float">
            <text:p>0.2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table:style-name="ce4" table:formula="of:=50-([.C653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54]/150"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table:style-name="ce4" table:formula="of:=50-([.C654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ce2" table:formula="of:=[.B655]/150" office:value-type="float" office:value="0.26" calcext:value-type="float">
            <text:p>0.2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style-name="ce4" table:formula="of:=50-([.C655]*100)" office:value-type="float" office:value="24" calcext:value-type="float">
            <text:p>2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1" calcext:value-type="float">
            <text:p>41</text:p>
          </table:table-cell>
          <table:table-cell table:style-name="ce2" table:formula="of:=[.B656]/150" office:value-type="float" office:value="0.273333333333333" calcext:value-type="float">
            <text:p>0.2733333333333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table:style-name="ce4" table:formula="of:=50-([.C656]*100)" office:value-type="float" office:value="22.6666666666667" calcext:value-type="float">
            <text:p>2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1" calcext:value-type="float">
            <text:p>41</text:p>
          </table:table-cell>
          <table:table-cell table:style-name="ce2" table:formula="of:=[.B657]/150" office:value-type="float" office:value="0.273333333333333" calcext:value-type="float">
            <text:p>0.27333333333333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style-name="ce4" table:formula="of:=50-([.C657]*100)" office:value-type="float" office:value="22.6666666666667" calcext:value-type="float">
            <text:p>2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1" calcext:value-type="float">
            <text:p>41</text:p>
          </table:table-cell>
          <table:table-cell table:style-name="ce2" table:formula="of:=[.B658]/150" office:value-type="float" office:value="0.273333333333333" calcext:value-type="float">
            <text:p>0.27333333333333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table:style-name="ce4" table:formula="of:=50-([.C658]*100)" office:value-type="float" office:value="22.6666666666667" calcext:value-type="float">
            <text:p>2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1" calcext:value-type="float">
            <text:p>41</text:p>
          </table:table-cell>
          <table:table-cell table:style-name="ce2" table:formula="of:=[.B659]/150" office:value-type="float" office:value="0.273333333333333" calcext:value-type="float">
            <text:p>0.27333333333333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table:style-name="ce4" table:formula="of:=50-([.C659]*100)" office:value-type="float" office:value="22.6666666666667" calcext:value-type="float">
            <text:p>2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1" calcext:value-type="float">
            <text:p>41</text:p>
          </table:table-cell>
          <table:table-cell table:style-name="ce2" table:formula="of:=[.B660]/150" office:value-type="float" office:value="0.273333333333333" calcext:value-type="float">
            <text:p>0.27333333333333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table:style-name="ce4" table:formula="of:=50-([.C660]*100)" office:value-type="float" office:value="22.6666666666667" calcext:value-type="float">
            <text:p>2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1" calcext:value-type="float">
            <text:p>41</text:p>
          </table:table-cell>
          <table:table-cell table:style-name="ce2" table:formula="of:=[.B661]/150" office:value-type="float" office:value="0.273333333333333" calcext:value-type="float">
            <text:p>0.27333333333333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table:style-name="ce4" table:formula="of:=50-([.C661]*100)" office:value-type="float" office:value="22.6666666666667" calcext:value-type="float">
            <text:p>2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2" calcext:value-type="float">
            <text:p>42</text:p>
          </table:table-cell>
          <table:table-cell table:style-name="ce2" table:formula="of:=[.B662]/150" office:value-type="float" office:value="0.28" calcext:value-type="float">
            <text:p>0.2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table:style-name="ce4" table:formula="of:=50-([.C662]*100)" office:value-type="float" office:value="22" calcext:value-type="float">
            <text:p>2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2" calcext:value-type="float">
            <text:p>42</text:p>
          </table:table-cell>
          <table:table-cell table:style-name="ce2" table:formula="of:=[.B663]/150" office:value-type="float" office:value="0.28" calcext:value-type="float">
            <text:p>0.2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table:style-name="ce4" table:formula="of:=50-([.C663]*100)" office:value-type="float" office:value="22" calcext:value-type="float">
            <text:p>2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2" calcext:value-type="float">
            <text:p>42</text:p>
          </table:table-cell>
          <table:table-cell table:style-name="ce2" table:formula="of:=[.B664]/150" office:value-type="float" office:value="0.28" calcext:value-type="float">
            <text:p>0.2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table:style-name="ce4" table:formula="of:=50-([.C664]*100)" office:value-type="float" office:value="22" calcext:value-type="float">
            <text:p>2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2" calcext:value-type="float">
            <text:p>42</text:p>
          </table:table-cell>
          <table:table-cell table:style-name="ce2" table:formula="of:=[.B665]/150" office:value-type="float" office:value="0.28" calcext:value-type="float">
            <text:p>0.2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table:style-name="ce4" table:formula="of:=50-([.C665]*100)" office:value-type="float" office:value="22" calcext:value-type="float">
            <text:p>2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2" calcext:value-type="float">
            <text:p>42</text:p>
          </table:table-cell>
          <table:table-cell table:style-name="ce2" table:formula="of:=[.B666]/150" office:value-type="float" office:value="0.28" calcext:value-type="float">
            <text:p>0.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table:style-name="ce4" table:formula="of:=50-([.C666]*100)" office:value-type="float" office:value="22" calcext:value-type="float">
            <text:p>2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2" calcext:value-type="float">
            <text:p>42</text:p>
          </table:table-cell>
          <table:table-cell table:style-name="ce2" table:formula="of:=[.B667]/150" office:value-type="float" office:value="0.28" calcext:value-type="float">
            <text:p>0.2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table:style-name="ce4" table:formula="of:=50-([.C667]*100)" office:value-type="float" office:value="22" calcext:value-type="float">
            <text:p>2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2" calcext:value-type="float">
            <text:p>42</text:p>
          </table:table-cell>
          <table:table-cell table:style-name="ce2" table:formula="of:=[.B668]/150" office:value-type="float" office:value="0.28" calcext:value-type="float">
            <text:p>0.2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table:style-name="ce4" table:formula="of:=50-([.C668]*100)" office:value-type="float" office:value="22" calcext:value-type="float">
            <text:p>2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2" calcext:value-type="float">
            <text:p>42</text:p>
          </table:table-cell>
          <table:table-cell table:style-name="ce2" table:formula="of:=[.B669]/150" office:value-type="float" office:value="0.28" calcext:value-type="float">
            <text:p>0.2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table:style-name="ce4" table:formula="of:=50-([.C669]*100)" office:value-type="float" office:value="22" calcext:value-type="float">
            <text:p>2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70]/150" office:value-type="float" office:value="0.286666666666667" calcext:value-type="float">
            <text:p>0.28666666666666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table:style-name="ce4" table:formula="of:=50-([.C670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71]/150" office:value-type="float" office:value="0.286666666666667" calcext:value-type="float">
            <text:p>0.28666666666666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table:style-name="ce4" table:formula="of:=50-([.C671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72]/150" office:value-type="float" office:value="0.286666666666667" calcext:value-type="float">
            <text:p>0.28666666666666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table:style-name="ce4" table:formula="of:=50-([.C672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73]/150" office:value-type="float" office:value="0.286666666666667" calcext:value-type="float">
            <text:p>0.28666666666666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table:style-name="ce4" table:formula="of:=50-([.C673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74]/150" office:value-type="float" office:value="0.286666666666667" calcext:value-type="float">
            <text:p>0.28666666666666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table:style-name="ce4" table:formula="of:=50-([.C674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4" calcext:value-type="float">
            <text:p>44</text:p>
          </table:table-cell>
          <table:table-cell table:style-name="ce2" table:formula="of:=[.B675]/150" office:value-type="float" office:value="0.293333333333333" calcext:value-type="float">
            <text:p>0.29333333333333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table:style-name="ce4" table:formula="of:=50-([.C675]*100)" office:value-type="float" office:value="20.6666666666667" calcext:value-type="float">
            <text:p>2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4" calcext:value-type="float">
            <text:p>44</text:p>
          </table:table-cell>
          <table:table-cell table:style-name="ce2" table:formula="of:=[.B676]/150" office:value-type="float" office:value="0.293333333333333" calcext:value-type="float">
            <text:p>0.29333333333333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table:style-name="ce4" table:formula="of:=50-([.C676]*100)" office:value-type="float" office:value="20.6666666666667" calcext:value-type="float">
            <text:p>2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4" calcext:value-type="float">
            <text:p>44</text:p>
          </table:table-cell>
          <table:table-cell table:style-name="ce2" table:formula="of:=[.B677]/150" office:value-type="float" office:value="0.293333333333333" calcext:value-type="float">
            <text:p>0.29333333333333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table:style-name="ce4" table:formula="of:=50-([.C677]*100)" office:value-type="float" office:value="20.6666666666667" calcext:value-type="float">
            <text:p>2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78]/150" office:value-type="float" office:value="0.286666666666667" calcext:value-type="float">
            <text:p>0.28666666666666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table:style-name="ce4" table:formula="of:=50-([.C678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79]/150" office:value-type="float" office:value="0.286666666666667" calcext:value-type="float">
            <text:p>0.28666666666666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table:style-name="ce4" table:formula="of:=50-([.C679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80]/150" office:value-type="float" office:value="0.286666666666667" calcext:value-type="float">
            <text:p>0.28666666666666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table:style-name="ce4" table:formula="of:=50-([.C680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81]/150" office:value-type="float" office:value="0.286666666666667" calcext:value-type="float">
            <text:p>0.28666666666666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table:style-name="ce4" table:formula="of:=50-([.C681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82]/150" office:value-type="float" office:value="0.286666666666667" calcext:value-type="float">
            <text:p>0.28666666666666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table:style-name="ce4" table:formula="of:=50-([.C682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83]/150" office:value-type="float" office:value="0.286666666666667" calcext:value-type="float">
            <text:p>0.28666666666666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table:style-name="ce4" table:formula="of:=50-([.C683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84]/150" office:value-type="float" office:value="0.286666666666667" calcext:value-type="float">
            <text:p>0.28666666666666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table:style-name="ce4" table:formula="of:=50-([.C684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85]/150" office:value-type="float" office:value="0.286666666666667" calcext:value-type="float">
            <text:p>0.28666666666666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table:style-name="ce4" table:formula="of:=50-([.C685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86]/150" office:value-type="float" office:value="0.286666666666667" calcext:value-type="float">
            <text:p>0.2866666666666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table:style-name="ce4" table:formula="of:=50-([.C686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" table:formula="of:=[.B687]/150" office:value-type="float" office:value="0.286666666666667" calcext:value-type="float">
            <text:p>0.28666666666666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table:style-name="ce4" table:formula="of:=50-([.C687]*100)" office:value-type="float" office:value="21.3333333333333" calcext:value-type="float">
            <text:p>2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4" calcext:value-type="float">
            <text:p>44</text:p>
          </table:table-cell>
          <table:table-cell table:style-name="ce2" table:formula="of:=[.B688]/150" office:value-type="float" office:value="0.293333333333333" calcext:value-type="float">
            <text:p>0.29333333333333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table:style-name="ce4" table:formula="of:=50-([.C688]*100)" office:value-type="float" office:value="20.6666666666667" calcext:value-type="float">
            <text:p>2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4" calcext:value-type="float">
            <text:p>44</text:p>
          </table:table-cell>
          <table:table-cell table:style-name="ce2" table:formula="of:=[.B689]/150" office:value-type="float" office:value="0.293333333333333" calcext:value-type="float">
            <text:p>0.29333333333333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table:style-name="ce4" table:formula="of:=50-([.C689]*100)" office:value-type="float" office:value="20.6666666666667" calcext:value-type="float">
            <text:p>2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4" calcext:value-type="float">
            <text:p>44</text:p>
          </table:table-cell>
          <table:table-cell table:style-name="ce2" table:formula="of:=[.B690]/150" office:value-type="float" office:value="0.293333333333333" calcext:value-type="float">
            <text:p>0.29333333333333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table:style-name="ce4" table:formula="of:=50-([.C690]*100)" office:value-type="float" office:value="20.6666666666667" calcext:value-type="float">
            <text:p>2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7" calcext:value-type="float">
            <text:p>47</text:p>
          </table:table-cell>
          <table:table-cell table:style-name="ce2" table:formula="of:=[.B691]/150" office:value-type="float" office:value="0.313333333333333" calcext:value-type="float">
            <text:p>0.31333333333333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table:style-name="ce4" table:formula="of:=50-([.C691]*100)" office:value-type="float" office:value="18.6666666666667" calcext:value-type="float">
            <text:p>1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ce2" table:formula="of:=[.B692]/150" office:value-type="float" office:value="0.32" calcext:value-type="float">
            <text:p>0.3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table:style-name="ce4" table:formula="of:=50-([.C692]*100)" office:value-type="float" office:value="18" calcext:value-type="float">
            <text:p>1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ce2" table:formula="of:=[.B693]/150" office:value-type="float" office:value="0.32" calcext:value-type="float">
            <text:p>0.3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table:style-name="ce4" table:formula="of:=50-([.C693]*100)" office:value-type="float" office:value="18" calcext:value-type="float">
            <text:p>1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ce2" table:formula="of:=[.B694]/150" office:value-type="float" office:value="0.32" calcext:value-type="float">
            <text:p>0.3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table:style-name="ce4" table:formula="of:=50-([.C694]*100)" office:value-type="float" office:value="18" calcext:value-type="float">
            <text:p>1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695]/150" office:value-type="float" office:value="0.326666666666667" calcext:value-type="float">
            <text:p>0.32666666666666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table:style-name="ce4" table:formula="of:=50-([.C695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696]/150" office:value-type="float" office:value="0.326666666666667" calcext:value-type="float">
            <text:p>0.32666666666666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table:style-name="ce4" table:formula="of:=50-([.C696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697]/150" office:value-type="float" office:value="0.326666666666667" calcext:value-type="float">
            <text:p>0.32666666666666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table:style-name="ce4" table:formula="of:=50-([.C697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698]/150" office:value-type="float" office:value="0.326666666666667" calcext:value-type="float">
            <text:p>0.32666666666666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table:style-name="ce4" table:formula="of:=50-([.C698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699]/150" office:value-type="float" office:value="0.326666666666667" calcext:value-type="float">
            <text:p>0.32666666666666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table:style-name="ce4" table:formula="of:=50-([.C699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00]/150" office:value-type="float" office:value="0.326666666666667" calcext:value-type="float">
            <text:p>0.32666666666666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table:style-name="ce4" table:formula="of:=50-([.C700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01]/150" office:value-type="float" office:value="0.326666666666667" calcext:value-type="float">
            <text:p>0.32666666666666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table:style-name="ce4" table:formula="of:=50-([.C701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0" calcext:value-type="float">
            <text:p>50</text:p>
          </table:table-cell>
          <table:table-cell table:style-name="ce2" table:formula="of:=[.B702]/150" office:value-type="float" office:value="0.333333333333333" calcext:value-type="float">
            <text:p>0.33333333333333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table:style-name="ce4" table:formula="of:=50-([.C702]*100)" office:value-type="float" office:value="16.6666666666667" calcext:value-type="float">
            <text:p>16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03]/150" office:value-type="float" office:value="0.36" calcext:value-type="float">
            <text:p>0.3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table:style-name="ce4" table:formula="of:=50-([.C703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1" calcext:value-type="float">
            <text:p>51</text:p>
          </table:table-cell>
          <table:table-cell table:style-name="ce2" table:formula="of:=[.B704]/150" office:value-type="float" office:value="0.34" calcext:value-type="float">
            <text:p>0.3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table:style-name="ce4" table:formula="of:=50-([.C704]*100)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1" calcext:value-type="float">
            <text:p>51</text:p>
          </table:table-cell>
          <table:table-cell table:style-name="ce2" table:formula="of:=[.B705]/150" office:value-type="float" office:value="0.34" calcext:value-type="float">
            <text:p>0.3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table:style-name="ce4" table:formula="of:=50-([.C705]*100)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0" calcext:value-type="float">
            <text:p>50</text:p>
          </table:table-cell>
          <table:table-cell table:style-name="ce2" table:formula="of:=[.B706]/150" office:value-type="float" office:value="0.333333333333333" calcext:value-type="float">
            <text:p>0.33333333333333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style-name="ce4" table:formula="of:=50-([.C706]*100)" office:value-type="float" office:value="16.6666666666667" calcext:value-type="float">
            <text:p>16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0" calcext:value-type="float">
            <text:p>50</text:p>
          </table:table-cell>
          <table:table-cell table:style-name="ce2" table:formula="of:=[.B707]/150" office:value-type="float" office:value="0.333333333333333" calcext:value-type="float">
            <text:p>0.33333333333333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table:style-name="ce4" table:formula="of:=50-([.C707]*100)" office:value-type="float" office:value="16.6666666666667" calcext:value-type="float">
            <text:p>16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0" calcext:value-type="float">
            <text:p>50</text:p>
          </table:table-cell>
          <table:table-cell table:style-name="ce2" table:formula="of:=[.B708]/150" office:value-type="float" office:value="0.333333333333333" calcext:value-type="float">
            <text:p>0.33333333333333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table:style-name="ce4" table:formula="of:=50-([.C708]*100)" office:value-type="float" office:value="16.6666666666667" calcext:value-type="float">
            <text:p>16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09]/150" office:value-type="float" office:value="0.326666666666667" calcext:value-type="float">
            <text:p>0.32666666666666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table:style-name="ce4" table:formula="of:=50-([.C709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10]/150" office:value-type="float" office:value="0.326666666666667" calcext:value-type="float">
            <text:p>0.32666666666666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table:style-name="ce4" table:formula="of:=50-([.C710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11]/150" office:value-type="float" office:value="0.326666666666667" calcext:value-type="float">
            <text:p>0.32666666666666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table:style-name="ce4" table:formula="of:=50-([.C711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12]/150" office:value-type="float" office:value="0.326666666666667" calcext:value-type="float">
            <text:p>0.32666666666666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table:style-name="ce4" table:formula="of:=50-([.C712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13]/150" office:value-type="float" office:value="0.326666666666667" calcext:value-type="float">
            <text:p>0.32666666666666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table:style-name="ce4" table:formula="of:=50-([.C713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14]/150" office:value-type="float" office:value="0.326666666666667" calcext:value-type="float">
            <text:p>0.32666666666666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table:style-name="ce4" table:formula="of:=50-([.C714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15]/150" office:value-type="float" office:value="0.326666666666667" calcext:value-type="float">
            <text:p>0.32666666666666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table:style-name="ce4" table:formula="of:=50-([.C715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16]/150" office:value-type="float" office:value="0.326666666666667" calcext:value-type="float">
            <text:p>0.32666666666666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table:style-name="ce4" table:formula="of:=50-([.C716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17]/150" office:value-type="float" office:value="0.326666666666667" calcext:value-type="float">
            <text:p>0.32666666666666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table:style-name="ce4" table:formula="of:=50-([.C717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18]/150" office:value-type="float" office:value="0.326666666666667" calcext:value-type="float">
            <text:p>0.326666666666667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table:style-name="ce4" table:formula="of:=50-([.C718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19]/150" office:value-type="float" office:value="0.326666666666667" calcext:value-type="float">
            <text:p>0.32666666666666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table:style-name="ce4" table:formula="of:=50-([.C719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20]/150" office:value-type="float" office:value="0.326666666666667" calcext:value-type="float">
            <text:p>0.32666666666666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table:style-name="ce4" table:formula="of:=50-([.C720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21]/150" office:value-type="float" office:value="0.326666666666667" calcext:value-type="float">
            <text:p>0.32666666666666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table:style-name="ce4" table:formula="of:=50-([.C721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22]/150" office:value-type="float" office:value="0.326666666666667" calcext:value-type="float">
            <text:p>0.32666666666666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table:style-name="ce4" table:formula="of:=50-([.C722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23]/150" office:value-type="float" office:value="0.326666666666667" calcext:value-type="float">
            <text:p>0.32666666666666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table:style-name="ce4" table:formula="of:=50-([.C723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24]/150" office:value-type="float" office:value="0.326666666666667" calcext:value-type="float">
            <text:p>0.32666666666666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table:style-name="ce4" table:formula="of:=50-([.C724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25]/150" office:value-type="float" office:value="0.326666666666667" calcext:value-type="float">
            <text:p>0.32666666666666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table:style-name="ce4" table:formula="of:=50-([.C725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0" calcext:value-type="float">
            <text:p>50</text:p>
          </table:table-cell>
          <table:table-cell table:style-name="ce2" table:formula="of:=[.B726]/150" office:value-type="float" office:value="0.333333333333333" calcext:value-type="float">
            <text:p>0.33333333333333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table:style-name="ce4" table:formula="of:=50-([.C726]*100)" office:value-type="float" office:value="16.6666666666667" calcext:value-type="float">
            <text:p>16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0" calcext:value-type="float">
            <text:p>50</text:p>
          </table:table-cell>
          <table:table-cell table:style-name="ce2" table:formula="of:=[.B727]/150" office:value-type="float" office:value="0.333333333333333" calcext:value-type="float">
            <text:p>0.33333333333333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table:style-name="ce4" table:formula="of:=50-([.C727]*100)" office:value-type="float" office:value="16.6666666666667" calcext:value-type="float">
            <text:p>16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0" calcext:value-type="float">
            <text:p>50</text:p>
          </table:table-cell>
          <table:table-cell table:style-name="ce2" table:formula="of:=[.B728]/150" office:value-type="float" office:value="0.333333333333333" calcext:value-type="float">
            <text:p>0.33333333333333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table:style-name="ce4" table:formula="of:=50-([.C728]*100)" office:value-type="float" office:value="16.6666666666667" calcext:value-type="float">
            <text:p>16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ce2" table:formula="of:=[.B729]/150"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table:style-name="ce4" table:formula="of:=50-([.C729]*100)" office:value-type="float" office:value="18" calcext:value-type="float">
            <text:p>1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ce2" table:formula="of:=[.B730]/150" office:value-type="float" office:value="0.32" calcext:value-type="float">
            <text:p>0.3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table:style-name="ce4" table:formula="of:=50-([.C730]*100)" office:value-type="float" office:value="18" calcext:value-type="float">
            <text:p>1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ce2" table:formula="of:=[.B731]/150" office:value-type="float" office:value="0.32" calcext:value-type="float">
            <text:p>0.3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table:style-name="ce4" table:formula="of:=50-([.C731]*100)" office:value-type="float" office:value="18" calcext:value-type="float">
            <text:p>1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ce2" table:formula="of:=[.B732]/150" office:value-type="float" office:value="0.32" calcext:value-type="float">
            <text:p>0.3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table:style-name="ce4" table:formula="of:=50-([.C732]*100)" office:value-type="float" office:value="18" calcext:value-type="float">
            <text:p>1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ce2" table:formula="of:=[.B733]/150" office:value-type="float" office:value="0.32" calcext:value-type="float">
            <text:p>0.3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table:style-name="ce4" table:formula="of:=50-([.C733]*100)" office:value-type="float" office:value="18" calcext:value-type="float">
            <text:p>1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34]/150" office:value-type="float" office:value="0.326666666666667" calcext:value-type="float">
            <text:p>0.32666666666666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table:style-name="ce4" table:formula="of:=50-([.C734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35]/150" office:value-type="float" office:value="0.326666666666667" calcext:value-type="float">
            <text:p>0.32666666666666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table:style-name="ce4" table:formula="of:=50-([.C735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36]/150" office:value-type="float" office:value="0.326666666666667" calcext:value-type="float">
            <text:p>0.32666666666666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table:style-name="ce4" table:formula="of:=50-([.C736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37]/150" office:value-type="float" office:value="0.326666666666667" calcext:value-type="float">
            <text:p>0.32666666666666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table:style-name="ce4" table:formula="of:=50-([.C737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38]/150" office:value-type="float" office:value="0.326666666666667" calcext:value-type="float">
            <text:p>0.32666666666666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table:style-name="ce4" table:formula="of:=50-([.C738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39]/150" office:value-type="float" office:value="0.353333333333333" calcext:value-type="float">
            <text:p>0.35333333333333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table:style-name="ce4" table:formula="of:=50-([.C739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40]/150" office:value-type="float" office:value="0.353333333333333" calcext:value-type="float">
            <text:p>0.35333333333333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table:style-name="ce4" table:formula="of:=50-([.C740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41]/150" office:value-type="float" office:value="0.353333333333333" calcext:value-type="float">
            <text:p>0.35333333333333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table:style-name="ce4" table:formula="of:=50-([.C741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42]/150" office:value-type="float" office:value="0.353333333333333" calcext:value-type="float">
            <text:p>0.35333333333333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table:style-name="ce4" table:formula="of:=50-([.C742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43]/150" office:value-type="float" office:value="0.353333333333333" calcext:value-type="float">
            <text:p>0.35333333333333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table:style-name="ce4" table:formula="of:=50-([.C743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44]/150" office:value-type="float" office:value="0.353333333333333" calcext:value-type="float">
            <text:p>0.35333333333333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table:style-name="ce4" table:formula="of:=50-([.C744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45]/150" office:value-type="float" office:value="0.353333333333333" calcext:value-type="float">
            <text:p>0.35333333333333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table:style-name="ce4" table:formula="of:=50-([.C745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46]/150" office:value-type="float" office:value="0.353333333333333" calcext:value-type="float">
            <text:p>0.35333333333333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table:style-name="ce4" table:formula="of:=50-([.C746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47]/150" office:value-type="float" office:value="0.353333333333333" calcext:value-type="float">
            <text:p>0.35333333333333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table:style-name="ce4" table:formula="of:=50-([.C747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48]/150" office:value-type="float" office:value="0.353333333333333" calcext:value-type="float">
            <text:p>0.35333333333333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table:style-name="ce4" table:formula="of:=50-([.C748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49]/150" office:value-type="float" office:value="0.353333333333333" calcext:value-type="float">
            <text:p>0.35333333333333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table:style-name="ce4" table:formula="of:=50-([.C749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50]/150" office:value-type="float" office:value="0.353333333333333" calcext:value-type="float">
            <text:p>0.35333333333333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table:style-name="ce4" table:formula="of:=50-([.C750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51]/150" office:value-type="float" office:value="0.353333333333333" calcext:value-type="float">
            <text:p>0.35333333333333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table:style-name="ce4" table:formula="of:=50-([.C751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52]/150" office:value-type="float" office:value="0.353333333333333" calcext:value-type="float">
            <text:p>0.35333333333333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table:style-name="ce4" table:formula="of:=50-([.C752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53]/150" office:value-type="float" office:value="0.353333333333333" calcext:value-type="float">
            <text:p>0.35333333333333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table:style-name="ce4" table:formula="of:=50-([.C753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54]/150" office:value-type="float" office:value="0.353333333333333" calcext:value-type="float">
            <text:p>0.35333333333333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table:style-name="ce4" table:formula="of:=50-([.C754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55]/150" office:value-type="float" office:value="0.353333333333333" calcext:value-type="float">
            <text:p>0.35333333333333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table:style-name="ce4" table:formula="of:=50-([.C755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56]/150" office:value-type="float" office:value="0.353333333333333" calcext:value-type="float">
            <text:p>0.35333333333333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table:style-name="ce4" table:formula="of:=50-([.C756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57]/150" office:value-type="float" office:value="0.353333333333333" calcext:value-type="float">
            <text:p>0.35333333333333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table:style-name="ce4" table:formula="of:=50-([.C757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58]/150" office:value-type="float" office:value="0.36" calcext:value-type="float">
            <text:p>0.3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table:style-name="ce4" table:formula="of:=50-([.C758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59]/150" office:value-type="float" office:value="0.36" calcext:value-type="float">
            <text:p>0.3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table:style-name="ce4" table:formula="of:=50-([.C759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60]/150" office:value-type="float" office:value="0.36" calcext:value-type="float">
            <text:p>0.3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table:style-name="ce4" table:formula="of:=50-([.C760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61]/150" office:value-type="float" office:value="0.36" calcext:value-type="float">
            <text:p>0.3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table:style-name="ce4" table:formula="of:=50-([.C761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62]/150" office:value-type="float" office:value="0.36" calcext:value-type="float">
            <text:p>0.3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table:style-name="ce4" table:formula="of:=50-([.C762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63]/150" office:value-type="float" office:value="0.36" calcext:value-type="float">
            <text:p>0.3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table:style-name="ce4" table:formula="of:=50-([.C763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64]/150" office:value-type="float" office:value="0.36" calcext:value-type="float">
            <text:p>0.3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table:style-name="ce4" table:formula="of:=50-([.C764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65]/150" office:value-type="float" office:value="0.36" calcext:value-type="float">
            <text:p>0.3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table:style-name="ce4" table:formula="of:=50-([.C765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66]/150" office:value-type="float" office:value="0.36" calcext:value-type="float">
            <text:p>0.3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table:style-name="ce4" table:formula="of:=50-([.C766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67]/150" office:value-type="float" office:value="0.36" calcext:value-type="float">
            <text:p>0.3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table:style-name="ce4" table:formula="of:=50-([.C767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68]/150" office:value-type="float" office:value="0.36" calcext:value-type="float">
            <text:p>0.3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table:style-name="ce4" table:formula="of:=50-([.C768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69]/150" office:value-type="float" office:value="0.36" calcext:value-type="float">
            <text:p>0.3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table:style-name="ce4" table:formula="of:=50-([.C769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770]/150" office:value-type="float" office:value="0.36" calcext:value-type="float">
            <text:p>0.3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table:style-name="ce4" table:formula="of:=50-([.C770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71]/150" office:value-type="float" office:value="0.353333333333333" calcext:value-type="float">
            <text:p>0.35333333333333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table:style-name="ce4" table:formula="of:=50-([.C771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72]/150" office:value-type="float" office:value="0.353333333333333" calcext:value-type="float">
            <text:p>0.35333333333333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table:style-name="ce4" table:formula="of:=50-([.C772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3" calcext:value-type="float">
            <text:p>53</text:p>
          </table:table-cell>
          <table:table-cell table:style-name="ce2" table:formula="of:=[.B773]/150" office:value-type="float" office:value="0.353333333333333" calcext:value-type="float">
            <text:p>0.35333333333333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table:style-name="ce4" table:formula="of:=50-([.C773]*100)" office:value-type="float" office:value="14.6666666666667" calcext:value-type="float">
            <text:p>14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2" calcext:value-type="float">
            <text:p>52</text:p>
          </table:table-cell>
          <table:table-cell table:style-name="ce2" table:formula="of:=[.B774]/150" office:value-type="float" office:value="0.346666666666667" calcext:value-type="float">
            <text:p>0.34666666666666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table:style-name="ce4" table:formula="of:=50-([.C774]*100)" office:value-type="float" office:value="15.3333333333333" calcext:value-type="float">
            <text:p>15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1" calcext:value-type="float">
            <text:p>51</text:p>
          </table:table-cell>
          <table:table-cell table:style-name="ce2" table:formula="of:=[.B775]/150" office:value-type="float" office:value="0.34" calcext:value-type="float">
            <text:p>0.3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table:style-name="ce4" table:formula="of:=50-([.C775]*100)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1" calcext:value-type="float">
            <text:p>51</text:p>
          </table:table-cell>
          <table:table-cell table:style-name="ce2" table:formula="of:=[.B776]/150" office:value-type="float" office:value="0.34" calcext:value-type="float">
            <text:p>0.3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table:style-name="ce4" table:formula="of:=50-([.C776]*100)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1" calcext:value-type="float">
            <text:p>51</text:p>
          </table:table-cell>
          <table:table-cell table:style-name="ce2" table:formula="of:=[.B777]/150" office:value-type="float" office:value="0.34" calcext:value-type="float">
            <text:p>0.3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table:style-name="ce4" table:formula="of:=50-([.C777]*100)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1" calcext:value-type="float">
            <text:p>51</text:p>
          </table:table-cell>
          <table:table-cell table:style-name="ce2" table:formula="of:=[.B778]/150" office:value-type="float" office:value="0.34" calcext:value-type="float">
            <text:p>0.3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table:style-name="ce4" table:formula="of:=50-([.C778]*100)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1" calcext:value-type="float">
            <text:p>51</text:p>
          </table:table-cell>
          <table:table-cell table:style-name="ce2" table:formula="of:=[.B779]/150" office:value-type="float" office:value="0.34" calcext:value-type="float">
            <text:p>0.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table:style-name="ce4" table:formula="of:=50-([.C779]*100)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1" calcext:value-type="float">
            <text:p>51</text:p>
          </table:table-cell>
          <table:table-cell table:style-name="ce2" table:formula="of:=[.B780]/150" office:value-type="float" office:value="0.34" calcext:value-type="float">
            <text:p>0.3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table:style-name="ce4" table:formula="of:=50-([.C780]*100)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0" calcext:value-type="float">
            <text:p>50</text:p>
          </table:table-cell>
          <table:table-cell table:style-name="ce2" table:formula="of:=[.B781]/150" office:value-type="float" office:value="0.333333333333333" calcext:value-type="float">
            <text:p>0.33333333333333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table:style-name="ce4" table:formula="of:=50-([.C781]*100)" office:value-type="float" office:value="16.6666666666667" calcext:value-type="float">
            <text:p>16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1" calcext:value-type="float">
            <text:p>51</text:p>
          </table:table-cell>
          <table:table-cell table:style-name="ce2" table:formula="of:=[.B782]/150" office:value-type="float" office:value="0.34" calcext:value-type="float">
            <text:p>0.3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table:style-name="ce4" table:formula="of:=50-([.C782]*100)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1" calcext:value-type="float">
            <text:p>51</text:p>
          </table:table-cell>
          <table:table-cell table:style-name="ce2" table:formula="of:=[.B783]/150" office:value-type="float" office:value="0.34" calcext:value-type="float">
            <text:p>0.3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table:style-name="ce4" table:formula="of:=50-([.C783]*100)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1" calcext:value-type="float">
            <text:p>51</text:p>
          </table:table-cell>
          <table:table-cell table:style-name="ce2" table:formula="of:=[.B784]/150" office:value-type="float" office:value="0.34" calcext:value-type="float">
            <text:p>0.3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table:style-name="ce4" table:formula="of:=50-([.C784]*100)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2" calcext:value-type="float">
            <text:p>52</text:p>
          </table:table-cell>
          <table:table-cell table:style-name="ce2" table:formula="of:=[.B785]/150" office:value-type="float" office:value="0.346666666666667" calcext:value-type="float">
            <text:p>0.34666666666666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table:style-name="ce4" table:formula="of:=50-([.C785]*100)" office:value-type="float" office:value="15.3333333333333" calcext:value-type="float">
            <text:p>15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2" calcext:value-type="float">
            <text:p>52</text:p>
          </table:table-cell>
          <table:table-cell table:style-name="ce2" table:formula="of:=[.B786]/150" office:value-type="float" office:value="0.346666666666667" calcext:value-type="float">
            <text:p>0.3466666666666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table:style-name="ce4" table:formula="of:=50-([.C786]*100)" office:value-type="float" office:value="15.3333333333333" calcext:value-type="float">
            <text:p>15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87]/150" office:value-type="float" office:value="0.326666666666667" calcext:value-type="float">
            <text:p>0.32666666666666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table:style-name="ce4" table:formula="of:=50-([.C787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88]/150" office:value-type="float" office:value="0.326666666666667" calcext:value-type="float">
            <text:p>0.32666666666666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table:style-name="ce4" table:formula="of:=50-([.C788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89]/150" office:value-type="float" office:value="0.326666666666667" calcext:value-type="float">
            <text:p>0.32666666666666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table:style-name="ce4" table:formula="of:=50-([.C789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2" table:formula="of:=[.B790]/150" office:value-type="float" office:value="0.326666666666667" calcext:value-type="float">
            <text:p>0.32666666666666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table:style-name="ce4" table:formula="of:=50-([.C790]*100)" office:value-type="float" office:value="17.3333333333333" calcext:value-type="float">
            <text:p>1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ce2" table:formula="of:=[.B791]/150" office:value-type="float" office:value="0.32" calcext:value-type="float">
            <text:p>0.3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table:style-name="ce4" table:formula="of:=50-([.C791]*100)" office:value-type="float" office:value="18" calcext:value-type="float">
            <text:p>1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ce2" table:formula="of:=[.B792]/150" office:value-type="float" office:value="0.32" calcext:value-type="float">
            <text:p>0.3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table:style-name="ce4" table:formula="of:=50-([.C792]*100)" office:value-type="float" office:value="18" calcext:value-type="float">
            <text:p>1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ce2" table:formula="of:=[.B793]/150" office:value-type="float" office:value="0.32" calcext:value-type="float">
            <text:p>0.3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table:style-name="ce4" table:formula="of:=50-([.C793]*100)" office:value-type="float" office:value="18" calcext:value-type="float">
            <text:p>1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ce2" table:formula="of:=[.B794]/150" office:value-type="float" office:value="0.32" calcext:value-type="float">
            <text:p>0.3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table:style-name="ce4" table:formula="of:=50-([.C794]*100)" office:value-type="float" office:value="18" calcext:value-type="float">
            <text:p>1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795]/150" office:value-type="float" office:value="0.366666666666667" calcext:value-type="float">
            <text:p>0.36666666666666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table:style-name="ce4" table:formula="of:=50-([.C795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796]/150" office:value-type="float" office:value="0.366666666666667" calcext:value-type="float">
            <text:p>0.36666666666666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table:style-name="ce4" table:formula="of:=50-([.C796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797]/150" office:value-type="float" office:value="0.366666666666667" calcext:value-type="float">
            <text:p>0.36666666666666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table:style-name="ce4" table:formula="of:=50-([.C797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798]/150" office:value-type="float" office:value="0.366666666666667" calcext:value-type="float">
            <text:p>0.36666666666666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table:style-name="ce4" table:formula="of:=50-([.C798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799]/150" office:value-type="float" office:value="0.373333333333333" calcext:value-type="float">
            <text:p>0.37333333333333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table:style-name="ce4" table:formula="of:=50-([.C799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800]/150" office:value-type="float" office:value="0.38" calcext:value-type="float">
            <text:p>0.3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table:style-name="ce4" table:formula="of:=50-([.C800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801]/150" office:value-type="float" office:value="0.38" calcext:value-type="float">
            <text:p>0.3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table:style-name="ce4" table:formula="of:=50-([.C801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802]/150" office:value-type="float" office:value="0.38" calcext:value-type="float">
            <text:p>0.3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table:style-name="ce4" table:formula="of:=50-([.C802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803]/150" office:value-type="float" office:value="0.38" calcext:value-type="float">
            <text:p>0.3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table:style-name="ce4" table:formula="of:=50-([.C803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804]/150" office:value-type="float" office:value="0.38" calcext:value-type="float">
            <text:p>0.3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table:style-name="ce4" table:formula="of:=50-([.C804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805]/150" office:value-type="float" office:value="0.38" calcext:value-type="float">
            <text:p>0.3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table:style-name="ce4" table:formula="of:=50-([.C805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806]/150" office:value-type="float" office:value="0.38" calcext:value-type="float">
            <text:p>0.3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style-name="ce4" table:formula="of:=50-([.C806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807]/150" office:value-type="float" office:value="0.38" calcext:value-type="float">
            <text:p>0.3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table:style-name="ce4" table:formula="of:=50-([.C807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808]/150" office:value-type="float" office:value="0.38" calcext:value-type="float">
            <text:p>0.3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table:style-name="ce4" table:formula="of:=50-([.C808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09]/150" office:value-type="float" office:value="0.386666666666667" calcext:value-type="float">
            <text:p>0.38666666666666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table:style-name="ce4" table:formula="of:=50-([.C809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10]/150" office:value-type="float" office:value="0.393333333333333" calcext:value-type="float">
            <text:p>0.39333333333333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table:style-name="ce4" table:formula="of:=50-([.C810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11]/150" office:value-type="float" office:value="0.393333333333333" calcext:value-type="float">
            <text:p>0.39333333333333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table:style-name="ce4" table:formula="of:=50-([.C811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12]/150" office:value-type="float" office:value="0.393333333333333" calcext:value-type="float">
            <text:p>0.39333333333333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table:style-name="ce4" table:formula="of:=50-([.C812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13]/150" office:value-type="float" office:value="0.393333333333333" calcext:value-type="float">
            <text:p>0.39333333333333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table:style-name="ce4" table:formula="of:=50-([.C813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14]/150" office:value-type="float" office:value="0.393333333333333" calcext:value-type="float">
            <text:p>0.39333333333333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table:style-name="ce4" table:formula="of:=50-([.C814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15]/150" office:value-type="float" office:value="0.393333333333333" calcext:value-type="float">
            <text:p>0.39333333333333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table:style-name="ce4" table:formula="of:=50-([.C815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16]/150" office:value-type="float" office:value="0.393333333333333" calcext:value-type="float">
            <text:p>0.39333333333333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table:style-name="ce4" table:formula="of:=50-([.C816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17]/150" office:value-type="float" office:value="0.393333333333333" calcext:value-type="float">
            <text:p>0.39333333333333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table:style-name="ce4" table:formula="of:=50-([.C817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18]/150" office:value-type="float" office:value="0.393333333333333" calcext:value-type="float">
            <text:p>0.39333333333333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table:style-name="ce4" table:formula="of:=50-([.C818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19]/150" office:value-type="float" office:value="0.393333333333333" calcext:value-type="float">
            <text:p>0.39333333333333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table:style-name="ce4" table:formula="of:=50-([.C819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20]/150" office:value-type="float" office:value="0.393333333333333" calcext:value-type="float">
            <text:p>0.39333333333333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table:style-name="ce4" table:formula="of:=50-([.C820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21]/150" office:value-type="float" office:value="0.393333333333333" calcext:value-type="float">
            <text:p>0.393333333333333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table:style-name="ce4" table:formula="of:=50-([.C821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22]/150" office:value-type="float" office:value="0.393333333333333" calcext:value-type="float">
            <text:p>0.393333333333333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table:style-name="ce4" table:formula="of:=50-([.C822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23]/150" office:value-type="float" office:value="0.393333333333333" calcext:value-type="float">
            <text:p>0.39333333333333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table:style-name="ce4" table:formula="of:=50-([.C823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24]/150" office:value-type="float" office:value="0.393333333333333" calcext:value-type="float">
            <text:p>0.393333333333333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table:style-name="ce4" table:formula="of:=50-([.C824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25]/150" office:value-type="float" office:value="0.393333333333333" calcext:value-type="float">
            <text:p>0.39333333333333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table:style-name="ce4" table:formula="of:=50-([.C825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26]/150" office:value-type="float" office:value="0.393333333333333" calcext:value-type="float">
            <text:p>0.39333333333333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table:style-name="ce4" table:formula="of:=50-([.C826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27]/150" office:value-type="float" office:value="0.393333333333333" calcext:value-type="float">
            <text:p>0.39333333333333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table:style-name="ce4" table:formula="of:=50-([.C827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28]/150" office:value-type="float" office:value="0.393333333333333" calcext:value-type="float">
            <text:p>0.393333333333333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table:style-name="ce4" table:formula="of:=50-([.C828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29]/150" office:value-type="float" office:value="0.386666666666667" calcext:value-type="float">
            <text:p>0.38666666666666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table:style-name="ce4" table:formula="of:=50-([.C829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30]/150" office:value-type="float" office:value="0.386666666666667" calcext:value-type="float">
            <text:p>0.38666666666666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table:style-name="ce4" table:formula="of:=50-([.C830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31]/150" office:value-type="float" office:value="0.386666666666667" calcext:value-type="float">
            <text:p>0.38666666666666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table:style-name="ce4" table:formula="of:=50-([.C831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32]/150" office:value-type="float" office:value="0.386666666666667" calcext:value-type="float">
            <text:p>0.38666666666666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table:style-name="ce4" table:formula="of:=50-([.C832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33]/150" office:value-type="float" office:value="0.386666666666667" calcext:value-type="float">
            <text:p>0.38666666666666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table:style-name="ce4" table:formula="of:=50-([.C833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34]/150" office:value-type="float" office:value="0.386666666666667" calcext:value-type="float">
            <text:p>0.38666666666666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table:style-name="ce4" table:formula="of:=50-([.C834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35]/150" office:value-type="float" office:value="0.386666666666667" calcext:value-type="float">
            <text:p>0.38666666666666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table:style-name="ce4" table:formula="of:=50-([.C835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36]/150" office:value-type="float" office:value="0.386666666666667" calcext:value-type="float">
            <text:p>0.38666666666666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table:style-name="ce4" table:formula="of:=50-([.C836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37]/150" office:value-type="float" office:value="0.386666666666667" calcext:value-type="float">
            <text:p>0.386666666666667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table:style-name="ce4" table:formula="of:=50-([.C837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38]/150" office:value-type="float" office:value="0.386666666666667" calcext:value-type="float">
            <text:p>0.38666666666666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table:style-name="ce4" table:formula="of:=50-([.C838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39]/150" office:value-type="float" office:value="0.386666666666667" calcext:value-type="float">
            <text:p>0.38666666666666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table:style-name="ce4" table:formula="of:=50-([.C839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40]/150" office:value-type="float" office:value="0.386666666666667" calcext:value-type="float">
            <text:p>0.38666666666666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table:style-name="ce4" table:formula="of:=50-([.C840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841]/150" office:value-type="float" office:value="0.366666666666667" calcext:value-type="float">
            <text:p>0.36666666666666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table:style-name="ce4" table:formula="of:=50-([.C841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842]/150" office:value-type="float" office:value="0.366666666666667" calcext:value-type="float">
            <text:p>0.36666666666666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table:style-name="ce4" table:formula="of:=50-([.C842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843]/150" office:value-type="float" office:value="0.366666666666667" calcext:value-type="float">
            <text:p>0.36666666666666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table:style-name="ce4" table:formula="of:=50-([.C843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44]/150" office:value-type="float" office:value="0.386666666666667" calcext:value-type="float">
            <text:p>0.38666666666666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table:style-name="ce4" table:formula="of:=50-([.C844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45]/150" office:value-type="float" office:value="0.386666666666667" calcext:value-type="float">
            <text:p>0.38666666666666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table:style-name="ce4" table:formula="of:=50-([.C845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46]/150" office:value-type="float" office:value="0.386666666666667" calcext:value-type="float">
            <text:p>0.38666666666666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table:style-name="ce4" table:formula="of:=50-([.C846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47]/150" office:value-type="float" office:value="0.386666666666667" calcext:value-type="float">
            <text:p>0.38666666666666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table:style-name="ce4" table:formula="of:=50-([.C847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48]/150" office:value-type="float" office:value="0.386666666666667" calcext:value-type="float">
            <text:p>0.38666666666666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table:style-name="ce4" table:formula="of:=50-([.C848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49]/150" office:value-type="float" office:value="0.386666666666667" calcext:value-type="float">
            <text:p>0.38666666666666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table:style-name="ce4" table:formula="of:=50-([.C849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50]/150" office:value-type="float" office:value="0.386666666666667" calcext:value-type="float">
            <text:p>0.386666666666667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table:style-name="ce4" table:formula="of:=50-([.C850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51]/150" office:value-type="float" office:value="0.386666666666667" calcext:value-type="float">
            <text:p>0.38666666666666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table:style-name="ce4" table:formula="of:=50-([.C851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52]/150" office:value-type="float" office:value="0.386666666666667" calcext:value-type="float">
            <text:p>0.38666666666666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table:style-name="ce4" table:formula="of:=50-([.C852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53]/150" office:value-type="float" office:value="0.393333333333333" calcext:value-type="float">
            <text:p>0.393333333333333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table:style-name="ce4" table:formula="of:=50-([.C853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54]/150" office:value-type="float" office:value="0.393333333333333" calcext:value-type="float">
            <text:p>0.39333333333333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table:style-name="ce4" table:formula="of:=50-([.C854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55]/150" office:value-type="float" office:value="0.393333333333333" calcext:value-type="float">
            <text:p>0.393333333333333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table:style-name="ce4" table:formula="of:=50-([.C855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56]/150" office:value-type="float" office:value="0.393333333333333" calcext:value-type="float">
            <text:p>0.39333333333333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table:style-name="ce4" table:formula="of:=50-([.C856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57]/150" office:value-type="float" office:value="0.393333333333333" calcext:value-type="float">
            <text:p>0.393333333333333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table:style-name="ce4" table:formula="of:=50-([.C857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0" calcext:value-type="float">
            <text:p>60</text:p>
          </table:table-cell>
          <table:table-cell table:style-name="ce2" table:formula="of:=[.B858]/150" office:value-type="float" office:value="0.4" calcext:value-type="float">
            <text:p>0.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table:style-name="ce4" table:formula="of:=50-([.C858]*100)" office:value-type="float" office:value="10" calcext:value-type="float">
            <text:p>1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0" calcext:value-type="float">
            <text:p>60</text:p>
          </table:table-cell>
          <table:table-cell table:style-name="ce2" table:formula="of:=[.B859]/150" office:value-type="float" office:value="0.4" calcext:value-type="float">
            <text:p>0.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table:style-name="ce4" table:formula="of:=50-([.C859]*100)" office:value-type="float" office:value="10" calcext:value-type="float">
            <text:p>1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0" calcext:value-type="float">
            <text:p>60</text:p>
          </table:table-cell>
          <table:table-cell table:style-name="ce2" table:formula="of:=[.B860]/150" office:value-type="float" office:value="0.4" calcext:value-type="float">
            <text:p>0.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table:style-name="ce4" table:formula="of:=50-([.C860]*100)" office:value-type="float" office:value="10" calcext:value-type="float">
            <text:p>1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0" calcext:value-type="float">
            <text:p>60</text:p>
          </table:table-cell>
          <table:table-cell table:style-name="ce2" table:formula="of:=[.B861]/150" office:value-type="float" office:value="0.4" calcext:value-type="float">
            <text:p>0.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table:style-name="ce4" table:formula="of:=50-([.C861]*100)" office:value-type="float" office:value="10" calcext:value-type="float">
            <text:p>1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0" calcext:value-type="float">
            <text:p>60</text:p>
          </table:table-cell>
          <table:table-cell table:style-name="ce2" table:formula="of:=[.B862]/150" office:value-type="float" office:value="0.4" calcext:value-type="float">
            <text:p>0.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table:style-name="ce4" table:formula="of:=50-([.C862]*100)" office:value-type="float" office:value="10" calcext:value-type="float">
            <text:p>1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63]/150" office:value-type="float" office:value="0.413333333333333" calcext:value-type="float">
            <text:p>0.41333333333333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table:style-name="ce4" table:formula="of:=50-([.C863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64]/150" office:value-type="float" office:value="0.413333333333333" calcext:value-type="float">
            <text:p>0.413333333333333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table:style-name="ce4" table:formula="of:=50-([.C864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65]/150" office:value-type="float" office:value="0.413333333333333" calcext:value-type="float">
            <text:p>0.41333333333333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table:style-name="ce4" table:formula="of:=50-([.C865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66]/150" office:value-type="float" office:value="0.413333333333333" calcext:value-type="float">
            <text:p>0.41333333333333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table:style-name="ce4" table:formula="of:=50-([.C866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67]/150" office:value-type="float" office:value="0.413333333333333" calcext:value-type="float">
            <text:p>0.413333333333333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table:style-name="ce4" table:formula="of:=50-([.C867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1" calcext:value-type="float">
            <text:p>61</text:p>
          </table:table-cell>
          <table:table-cell table:style-name="ce2" table:formula="of:=[.B868]/150" office:value-type="float" office:value="0.406666666666667" calcext:value-type="float">
            <text:p>0.40666666666666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table:style-name="ce4" table:formula="of:=50-([.C868]*100)" office:value-type="float" office:value="9.33333333333334" calcext:value-type="float">
            <text:p>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1" calcext:value-type="float">
            <text:p>61</text:p>
          </table:table-cell>
          <table:table-cell table:style-name="ce2" table:formula="of:=[.B869]/150" office:value-type="float" office:value="0.406666666666667" calcext:value-type="float">
            <text:p>0.40666666666666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table:style-name="ce4" table:formula="of:=50-([.C869]*100)" office:value-type="float" office:value="9.33333333333334" calcext:value-type="float">
            <text:p>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1" calcext:value-type="float">
            <text:p>61</text:p>
          </table:table-cell>
          <table:table-cell table:style-name="ce2" table:formula="of:=[.B870]/150" office:value-type="float" office:value="0.406666666666667" calcext:value-type="float">
            <text:p>0.40666666666666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table:style-name="ce4" table:formula="of:=50-([.C870]*100)" office:value-type="float" office:value="9.33333333333334" calcext:value-type="float">
            <text:p>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71]/150" office:value-type="float" office:value="0.413333333333333" calcext:value-type="float">
            <text:p>0.41333333333333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table:style-name="ce4" table:formula="of:=50-([.C871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 table:style-name="ce2" table:formula="of:=[.B872]/150" office:value-type="float" office:value="0.42" calcext:value-type="float">
            <text:p>0.4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table:style-name="ce4" table:formula="of:=50-([.C872]*100)"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 table:style-name="ce2" table:formula="of:=[.B873]/150" office:value-type="float" office:value="0.42" calcext:value-type="float">
            <text:p>0.4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table:style-name="ce4" table:formula="of:=50-([.C873]*100)"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 table:style-name="ce2" table:formula="of:=[.B874]/150" office:value-type="float" office:value="0.42" calcext:value-type="float">
            <text:p>0.4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table:style-name="ce4" table:formula="of:=50-([.C874]*100)"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 table:style-name="ce2" table:formula="of:=[.B875]/150" office:value-type="float" office:value="0.42" calcext:value-type="float">
            <text:p>0.4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table:style-name="ce4" table:formula="of:=50-([.C875]*100)"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 table:style-name="ce2" table:formula="of:=[.B876]/150" office:value-type="float" office:value="0.42" calcext:value-type="float">
            <text:p>0.4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table:style-name="ce4" table:formula="of:=50-([.C876]*100)"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 table:style-name="ce2" table:formula="of:=[.B877]/150" office:value-type="float" office:value="0.42" calcext:value-type="float">
            <text:p>0.4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table:style-name="ce4" table:formula="of:=50-([.C877]*100)"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 table:style-name="ce2" table:formula="of:=[.B878]/150" office:value-type="float" office:value="0.42" calcext:value-type="float">
            <text:p>0.4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table:style-name="ce4" table:formula="of:=50-([.C878]*100)"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 table:style-name="ce2" table:formula="of:=[.B879]/150" office:value-type="float" office:value="0.42" calcext:value-type="float">
            <text:p>0.4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table:style-name="ce4" table:formula="of:=50-([.C879]*100)"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 table:style-name="ce2" table:formula="of:=[.B880]/150" office:value-type="float" office:value="0.42" calcext:value-type="float">
            <text:p>0.4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table:style-name="ce4" table:formula="of:=50-([.C880]*100)"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 table:style-name="ce2" table:formula="of:=[.B881]/150" office:value-type="float" office:value="0.42" calcext:value-type="float">
            <text:p>0.4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table:style-name="ce4" table:formula="of:=50-([.C881]*100)"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 table:style-name="ce2" table:formula="of:=[.B882]/150" office:value-type="float" office:value="0.42" calcext:value-type="float">
            <text:p>0.4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table:style-name="ce4" table:formula="of:=50-([.C882]*100)"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4" calcext:value-type="float">
            <text:p>64</text:p>
          </table:table-cell>
          <table:table-cell table:style-name="ce2" table:formula="of:=[.B883]/150" office:value-type="float" office:value="0.426666666666667" calcext:value-type="float">
            <text:p>0.42666666666666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table:style-name="ce4" table:formula="of:=50-([.C883]*100)" office:value-type="float" office:value="7.33333333333333" calcext:value-type="float">
            <text:p>7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84]/150" office:value-type="float" office:value="0.413333333333333" calcext:value-type="float">
            <text:p>0.41333333333333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table:style-name="ce4" table:formula="of:=50-([.C884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85]/150" office:value-type="float" office:value="0.413333333333333" calcext:value-type="float">
            <text:p>0.41333333333333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table:style-name="ce4" table:formula="of:=50-([.C885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86]/150" office:value-type="float" office:value="0.413333333333333" calcext:value-type="float">
            <text:p>0.41333333333333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table:style-name="ce4" table:formula="of:=50-([.C886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87]/150" office:value-type="float" office:value="0.413333333333333" calcext:value-type="float">
            <text:p>0.41333333333333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table:style-name="ce4" table:formula="of:=50-([.C887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1" calcext:value-type="float">
            <text:p>61</text:p>
          </table:table-cell>
          <table:table-cell table:style-name="ce2" table:formula="of:=[.B888]/150" office:value-type="float" office:value="0.406666666666667" calcext:value-type="float">
            <text:p>0.40666666666666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table:style-name="ce4" table:formula="of:=50-([.C888]*100)" office:value-type="float" office:value="9.33333333333334" calcext:value-type="float">
            <text:p>9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0" calcext:value-type="float">
            <text:p>60</text:p>
          </table:table-cell>
          <table:table-cell table:style-name="ce2" table:formula="of:=[.B889]/150" office:value-type="float" office:value="0.4" calcext:value-type="float">
            <text:p>0.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table:style-name="ce4" table:formula="of:=50-([.C889]*100)" office:value-type="float" office:value="10" calcext:value-type="float">
            <text:p>1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90]/150" office:value-type="float" office:value="0.393333333333333" calcext:value-type="float">
            <text:p>0.39333333333333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table:style-name="ce4" table:formula="of:=50-([.C890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91]/150" office:value-type="float" office:value="0.386666666666667" calcext:value-type="float">
            <text:p>0.38666666666666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table:style-name="ce4" table:formula="of:=50-([.C891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892]/150" office:value-type="float" office:value="0.386666666666667" calcext:value-type="float">
            <text:p>0.38666666666666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table:style-name="ce4" table:formula="of:=50-([.C892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style-name="ce2" table:formula="of:=[.B893]/150" office:value-type="float" office:value="0.393333333333333" calcext:value-type="float">
            <text:p>0.39333333333333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table:style-name="ce4" table:formula="of:=50-([.C893]*100)" office:value-type="float" office:value="10.6666666666667" calcext:value-type="float">
            <text:p>10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0" calcext:value-type="float">
            <text:p>60</text:p>
          </table:table-cell>
          <table:table-cell table:style-name="ce2" table:formula="of:=[.B894]/150" office:value-type="float" office:value="0.4" calcext:value-type="float">
            <text:p>0.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table:style-name="ce4" table:formula="of:=50-([.C894]*100)" office:value-type="float" office:value="10" calcext:value-type="float">
            <text:p>10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95]/150" office:value-type="float" office:value="0.413333333333333" calcext:value-type="float">
            <text:p>0.41333333333333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table:style-name="ce4" table:formula="of:=50-([.C895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96]/150" office:value-type="float" office:value="0.413333333333333" calcext:value-type="float">
            <text:p>0.41333333333333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table:style-name="ce4" table:formula="of:=50-([.C896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97]/150" office:value-type="float" office:value="0.413333333333333" calcext:value-type="float">
            <text:p>0.41333333333333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table:style-name="ce4" table:formula="of:=50-([.C897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98]/150" office:value-type="float" office:value="0.413333333333333" calcext:value-type="float">
            <text:p>0.41333333333333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table:style-name="ce4" table:formula="of:=50-([.C898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899]/150" office:value-type="float" office:value="0.413333333333333" calcext:value-type="float">
            <text:p>0.41333333333333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table:style-name="ce4" table:formula="of:=50-([.C899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900]/150" office:value-type="float" office:value="0.413333333333333" calcext:value-type="float">
            <text:p>0.41333333333333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table:style-name="ce4" table:formula="of:=50-([.C900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901]/150" office:value-type="float" office:value="0.413333333333333" calcext:value-type="float">
            <text:p>0.41333333333333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table:style-name="ce4" table:formula="of:=50-([.C901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902]/150" office:value-type="float" office:value="0.413333333333333" calcext:value-type="float">
            <text:p>0.41333333333333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table:style-name="ce4" table:formula="of:=50-([.C902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903]/150" office:value-type="float" office:value="0.413333333333333" calcext:value-type="float">
            <text:p>0.413333333333333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table:style-name="ce4" table:formula="of:=50-([.C903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904]/150" office:value-type="float" office:value="0.413333333333333" calcext:value-type="float">
            <text:p>0.413333333333333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table:style-name="ce4" table:formula="of:=50-([.C904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905]/150" office:value-type="float" office:value="0.413333333333333" calcext:value-type="float">
            <text:p>0.41333333333333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table:style-name="ce4" table:formula="of:=50-([.C905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906]/150" office:value-type="float" office:value="0.413333333333333" calcext:value-type="float">
            <text:p>0.41333333333333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table:style-name="ce4" table:formula="of:=50-([.C906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907]/150" office:value-type="float" office:value="0.413333333333333" calcext:value-type="float">
            <text:p>0.41333333333333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table:style-name="ce4" table:formula="of:=50-([.C907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908]/150" office:value-type="float" office:value="0.413333333333333" calcext:value-type="float">
            <text:p>0.41333333333333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table:style-name="ce4" table:formula="of:=50-([.C908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909]/150" office:value-type="float" office:value="0.413333333333333" calcext:value-type="float">
            <text:p>0.413333333333333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table:style-name="ce4" table:formula="of:=50-([.C909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2" calcext:value-type="float">
            <text:p>62</text:p>
          </table:table-cell>
          <table:table-cell table:style-name="ce2" table:formula="of:=[.B910]/150" office:value-type="float" office:value="0.413333333333333" calcext:value-type="float">
            <text:p>0.41333333333333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table:style-name="ce4" table:formula="of:=50-([.C910]*100)" office:value-type="float" office:value="8.66666666666666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911]/150" office:value-type="float" office:value="0.386666666666667" calcext:value-type="float">
            <text:p>0.38666666666666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table:style-name="ce4" table:formula="of:=50-([.C911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912]/150" office:value-type="float" office:value="0.386666666666667" calcext:value-type="float">
            <text:p>0.38666666666666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table:style-name="ce4" table:formula="of:=50-([.C912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913]/150" office:value-type="float" office:value="0.386666666666667" calcext:value-type="float">
            <text:p>0.38666666666666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table:style-name="ce4" table:formula="of:=50-([.C913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914]/150" office:value-type="float" office:value="0.386666666666667" calcext:value-type="float">
            <text:p>0.38666666666666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table:style-name="ce4" table:formula="of:=50-([.C914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915]/150" office:value-type="float" office:value="0.386666666666667" calcext:value-type="float">
            <text:p>0.38666666666666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table:style-name="ce4" table:formula="of:=50-([.C915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916]/150" office:value-type="float" office:value="0.386666666666667" calcext:value-type="float">
            <text:p>0.386666666666667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table:style-name="ce4" table:formula="of:=50-([.C916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917]/150" office:value-type="float" office:value="0.386666666666667" calcext:value-type="float">
            <text:p>0.38666666666666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table:style-name="ce4" table:formula="of:=50-([.C917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8" calcext:value-type="float">
            <text:p>58</text:p>
          </table:table-cell>
          <table:table-cell table:style-name="ce2" table:formula="of:=[.B918]/150" office:value-type="float" office:value="0.386666666666667" calcext:value-type="float">
            <text:p>0.38666666666666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table:style-name="ce4" table:formula="of:=50-([.C918]*100)" office:value-type="float" office:value="11.3333333333333" calcext:value-type="float">
            <text:p>11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19]/150" office:value-type="float" office:value="0.373333333333333" calcext:value-type="float">
            <text:p>0.37333333333333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table:style-name="ce4" table:formula="of:=50-([.C919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20]/150" office:value-type="float" office:value="0.373333333333333" calcext:value-type="float">
            <text:p>0.3733333333333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table:style-name="ce4" table:formula="of:=50-([.C920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21]/150" office:value-type="float" office:value="0.373333333333333" calcext:value-type="float">
            <text:p>0.37333333333333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table:style-name="ce4" table:formula="of:=50-([.C921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22]/150" office:value-type="float" office:value="0.373333333333333" calcext:value-type="float">
            <text:p>0.37333333333333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table:style-name="ce4" table:formula="of:=50-([.C922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23]/150" office:value-type="float" office:value="0.373333333333333" calcext:value-type="float">
            <text:p>0.37333333333333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table:style-name="ce4" table:formula="of:=50-([.C923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24]/150" office:value-type="float" office:value="0.38" calcext:value-type="float">
            <text:p>0.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table:style-name="ce4" table:formula="of:=50-([.C924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25]/150" office:value-type="float" office:value="0.38" calcext:value-type="float">
            <text:p>0.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table:style-name="ce4" table:formula="of:=50-([.C925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26]/150" office:value-type="float" office:value="0.38" calcext:value-type="float">
            <text:p>0.3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table:style-name="ce4" table:formula="of:=50-([.C926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27]/150" office:value-type="float" office:value="0.38" calcext:value-type="float">
            <text:p>0.3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table:style-name="ce4" table:formula="of:=50-([.C927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28]/150" office:value-type="float" office:value="0.38" calcext:value-type="float">
            <text:p>0.3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table:style-name="ce4" table:formula="of:=50-([.C928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29]/150" office:value-type="float" office:value="0.38" calcext:value-type="float">
            <text:p>0.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table:style-name="ce4" table:formula="of:=50-([.C929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30]/150" office:value-type="float" office:value="0.38" calcext:value-type="float">
            <text:p>0.3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table:style-name="ce4" table:formula="of:=50-([.C930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31]/150" office:value-type="float" office:value="0.38" calcext:value-type="float">
            <text:p>0.3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table:style-name="ce4" table:formula="of:=50-([.C931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32]/150" office:value-type="float" office:value="0.38" calcext:value-type="float">
            <text:p>0.38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table:style-name="ce4" table:formula="of:=50-([.C932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33]/150" office:value-type="float" office:value="0.373333333333333" calcext:value-type="float">
            <text:p>0.37333333333333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table:style-name="ce4" table:formula="of:=50-([.C933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34]/150" office:value-type="float" office:value="0.373333333333333" calcext:value-type="float">
            <text:p>0.37333333333333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table:style-name="ce4" table:formula="of:=50-([.C934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35]/150" office:value-type="float" office:value="0.366666666666667" calcext:value-type="float">
            <text:p>0.36666666666666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table:style-name="ce4" table:formula="of:=50-([.C935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36]/150" office:value-type="float" office:value="0.366666666666667" calcext:value-type="float">
            <text:p>0.36666666666666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table:style-name="ce4" table:formula="of:=50-([.C936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37]/150" office:value-type="float" office:value="0.366666666666667" calcext:value-type="float">
            <text:p>0.36666666666666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table:style-name="ce4" table:formula="of:=50-([.C937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938]/150" office:value-type="float" office:value="0.36" calcext:value-type="float">
            <text:p>0.36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table:style-name="ce4" table:formula="of:=50-([.C938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939]/150" office:value-type="float" office:value="0.36" calcext:value-type="float">
            <text:p>0.3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table:style-name="ce4" table:formula="of:=50-([.C939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940]/150" office:value-type="float" office:value="0.36" calcext:value-type="float">
            <text:p>0.3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table:style-name="ce4" table:formula="of:=50-([.C940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41]/150" office:value-type="float" office:value="0.373333333333333" calcext:value-type="float">
            <text:p>0.37333333333333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table:style-name="ce4" table:formula="of:=50-([.C941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42]/150" office:value-type="float" office:value="0.373333333333333" calcext:value-type="float">
            <text:p>0.37333333333333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table:style-name="ce4" table:formula="of:=50-([.C942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43]/150" office:value-type="float" office:value="0.373333333333333" calcext:value-type="float">
            <text:p>0.3733333333333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table:style-name="ce4" table:formula="of:=50-([.C943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44]/150" office:value-type="float" office:value="0.373333333333333" calcext:value-type="float">
            <text:p>0.37333333333333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table:style-name="ce4" table:formula="of:=50-([.C944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45]/150" office:value-type="float" office:value="0.373333333333333" calcext:value-type="float">
            <text:p>0.37333333333333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table:style-name="ce4" table:formula="of:=50-([.C945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46]/150" office:value-type="float" office:value="0.38" calcext:value-type="float">
            <text:p>0.3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table:style-name="ce4" table:formula="of:=50-([.C946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47]/150" office:value-type="float" office:value="0.38" calcext:value-type="float">
            <text:p>0.3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table:style-name="ce4" table:formula="of:=50-([.C947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48]/150" office:value-type="float" office:value="0.38" calcext:value-type="float">
            <text:p>0.38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table:style-name="ce4" table:formula="of:=50-([.C948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49]/150" office:value-type="float" office:value="0.373333333333333" calcext:value-type="float">
            <text:p>0.37333333333333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table:style-name="ce4" table:formula="of:=50-([.C949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50]/150" office:value-type="float" office:value="0.373333333333333" calcext:value-type="float">
            <text:p>0.37333333333333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table:style-name="ce4" table:formula="of:=50-([.C950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ce2" table:formula="of:=[.B951]/150" office:value-type="float" office:value="0.373333333333333" calcext:value-type="float">
            <text:p>0.37333333333333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table:style-name="ce4" table:formula="of:=50-([.C951]*100)" office:value-type="float" office:value="12.6666666666667" calcext:value-type="float">
            <text:p>12.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52]/150" office:value-type="float" office:value="0.366666666666667" calcext:value-type="float">
            <text:p>0.366666666666667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table:style-name="ce4" table:formula="of:=50-([.C952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53]/150" office:value-type="float" office:value="0.366666666666667" calcext:value-type="float">
            <text:p>0.36666666666666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table:style-name="ce4" table:formula="of:=50-([.C953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54]/150" office:value-type="float" office:value="0.366666666666667" calcext:value-type="float">
            <text:p>0.36666666666666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table:style-name="ce4" table:formula="of:=50-([.C954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55]/150" office:value-type="float" office:value="0.366666666666667" calcext:value-type="float">
            <text:p>0.366666666666667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table:style-name="ce4" table:formula="of:=50-([.C955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56]/150" office:value-type="float" office:value="0.366666666666667" calcext:value-type="float">
            <text:p>0.36666666666666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table:style-name="ce4" table:formula="of:=50-([.C956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57]/150" office:value-type="float" office:value="0.366666666666667" calcext:value-type="float">
            <text:p>0.36666666666666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table:style-name="ce4" table:formula="of:=50-([.C957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58]/150" office:value-type="float" office:value="0.366666666666667" calcext:value-type="float">
            <text:p>0.366666666666667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table:style-name="ce4" table:formula="of:=50-([.C958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959]/150" office:value-type="float" office:value="0.36" calcext:value-type="float">
            <text:p>0.36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table:style-name="ce4" table:formula="of:=50-([.C959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60]/150" office:value-type="float" office:value="0.366666666666667" calcext:value-type="float">
            <text:p>0.366666666666667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table:style-name="ce4" table:formula="of:=50-([.C960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61]/150" office:value-type="float" office:value="0.366666666666667" calcext:value-type="float">
            <text:p>0.366666666666667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table:style-name="ce4" table:formula="of:=50-([.C961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62]/150" office:value-type="float" office:value="0.366666666666667" calcext:value-type="float">
            <text:p>0.36666666666666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table:style-name="ce4" table:formula="of:=50-([.C962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ce2" table:formula="of:=[.B963]/150" office:value-type="float" office:value="0.366666666666667" calcext:value-type="float">
            <text:p>0.36666666666666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table:style-name="ce4" table:formula="of:=50-([.C963]*100)" office:value-type="float" office:value="13.3333333333333" calcext:value-type="float">
            <text:p>13.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7" calcext:value-type="float">
            <text:p>57</text:p>
          </table:table-cell>
          <table:table-cell table:style-name="ce2" table:formula="of:=[.B964]/150" office:value-type="float" office:value="0.38" calcext:value-type="float">
            <text:p>0.3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table:style-name="ce4" table:formula="of:=50-([.C964]*100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965]/150" office:value-type="float" office:value="0.36" calcext:value-type="float">
            <text:p>0.36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table:style-name="ce4" table:formula="of:=50-([.C965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966]/150" office:value-type="float" office:value="0.36" calcext:value-type="float">
            <text:p>0.3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table:style-name="ce4" table:formula="of:=50-([.C966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967]/150" office:value-type="float" office:value="0.36" calcext:value-type="float">
            <text:p>0.36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table:style-name="ce4" table:formula="of:=50-([.C967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968]/150" office:value-type="float" office:value="0.36" calcext:value-type="float">
            <text:p>0.36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table:style-name="ce4" table:formula="of:=50-([.C968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4" calcext:value-type="float">
            <text:p>54</text:p>
          </table:table-cell>
          <table:table-cell table:style-name="ce2" table:formula="of:=[.B969]/150" office:value-type="float" office:value="0.36" calcext:value-type="float">
            <text:p>0.3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table:style-name="ce4" table:formula="of:=50-([.C969]*100)" office:value-type="float" office:value="14" calcext:value-type="float">
            <text:p>14.0</text:p>
          </table:table-cell>
          <table:table-cell table:number-columns-repeated="5"/>
        </table:table-row>
        <table:table-row table:style-name="ro1" table:number-rows-repeated="104760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 number:style="long"/>
    </number:date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3:02:51.085499036</meta:creation-date>
    <dc:date>2017-09-20T15:48:34.688329184</dc:date>
    <meta:editing-duration>PT53M58S</meta:editing-duration>
    <meta:editing-cycles>4</meta:editing-cycles>
    <meta:generator>LibreOffice/5.3.1.2$Linux_X86_64 LibreOffice_project/30m0$Build-2</meta:generator>
    <meta:document-statistic meta:table-count="1" meta:cell-count="3920" meta:object-count="0"/>
  </office:meta>
</office:document-meta>
</file>